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000000080F2029B8AD9553498.png" manifest:media-type="image/png"/>
  <manifest:file-entry manifest:full-path="Pictures/TablePreview6.svm" manifest:media-type=""/>
  <manifest:file-entry manifest:full-path="Pictures/100000000000000800000008CE7A1D3C1327BABD.png" manifest:media-type="image/png"/>
  <manifest:file-entry manifest:full-path="Pictures/100000000000008000000080124A8C2B62A77519.png" manifest:media-type="image/png"/>
  <manifest:file-entry manifest:full-path="Pictures/10000000000000080000000838BBC215E675B78E.png" manifest:media-type="image/png"/>
  <manifest:file-entry manifest:full-path="Pictures/10000000000000800000008072BEF277595CEC84.png" manifest:media-type="image/png"/>
  <manifest:file-entry manifest:full-path="Pictures/100000010000005D0000004CB16CE2AD4D68553D.png" manifest:media-type="image/png"/>
  <manifest:file-entry manifest:full-path="Pictures/TablePreview1.svm" manifest:media-type=""/>
  <manifest:file-entry manifest:full-path="Pictures/10000000000000800000008069C5ABDE7F6CC251.png" manifest:media-type="image/png"/>
  <manifest:file-entry manifest:full-path="Pictures/TablePreview2.svm" manifest:media-type=""/>
  <manifest:file-entry manifest:full-path="Pictures/100000000000008000000080E784916F823F67D3.png" manifest:media-type="image/png"/>
  <manifest:file-entry manifest:full-path="Pictures/10000000000000800000008067B6B30BF913CF47.png" manifest:media-type="image/png"/>
  <manifest:file-entry manifest:full-path="Pictures/10000000000000800000008075DF2593AF519CBC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40000000155A0A5274A5220F8DB.png" manifest:media-type="image/png"/>
  <manifest:file-entry manifest:full-path="Pictures/10000000000001E000000140283C242B02591A89.png" manifest:media-type="image/png"/>
  <manifest:file-entry manifest:full-path="Pictures/10000000000001E0000001404264F4781057CE5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family-generic="roman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pitch="variable"/>
    <style:font-face style:name="メイリオ3" svg:font-family="メイリオ"/>
    <style:font-face style:name="メイリオ4" svg:font-family="メイリオ" style:font-adornments="標準"/>
    <style:font-face style:name="メイリオ5" svg:font-family="メイリオ" style:font-family-generic="system" style:font-pitch="variable"/>
    <style:font-face style:name="メイリオ6" svg:font-family="メイリオ" style:font-adornments="標準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decorative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2.0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9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9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97cm"/>
      <style:paragraph-properties style:writing-mode="lr-tb"/>
    </style:style>
    <style:style style:name="gr10" style:family="graphic" style:parent-style-name="standard">
      <style:graphic-properties draw:stroke="solid" draw:stroke-dash="Dot" svg:stroke-width="0.035cm" draw:marker-start-width="0.252cm" draw:marker-end-width="0.252cm" svg:stroke-linecap="butt" draw:fill="none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Dot" svg:stroke-width="0.035cm" draw:marker-start-width="0.252cm" draw:marker-end-width="0.252cm" svg:stroke-linecap="butt" draw:fill="solid" draw:fill-color="#cccccc" draw:textarea-horizontal-align="justify" draw:textarea-vertical-align="middle" draw:auto-grow-height="false" fo:min-height="2.216cm" fo:min-width="2.216cm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3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62cm"/>
      <style:paragraph-properties style:writing-mode="lr-tb"/>
    </style:style>
    <style:style style:name="gr14" style:family="graphic" style:parent-style-name="objectwithoutfill">
      <style:graphic-properties draw:marker-start="線の終点_20_1" draw:marker-end="線の終点_20_1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9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5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95cm"/>
      <style:paragraph-properties style:writing-mode="lr-tb"/>
    </style:style>
    <style:style style:name="gr18" style:family="graphic" style:parent-style-name="objectwithoutfill">
      <style:graphic-properties draw:marker-start="線の終点_20_1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7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797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5cm" fo:min-width="4.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57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5cm" fo:min-width="1.5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28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04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76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7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1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4.04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1.65cm" fo:min-width="2.79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49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cm"/>
      <style:paragraph-properties style:writing-mode="lr-tb"/>
    </style:style>
    <style:style style:name="gr36" style:family="graphic" style:parent-style-name="standard">
      <style:graphic-properties svg:stroke-opacity="100%" draw:textarea-horizontal-align="justify" draw:textarea-vertical-align="middle" draw:auto-grow-height="false" fo:min-height="0.35cm" fo:min-width="0.46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7.6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41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51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304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89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69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3cm" fo:min-width="2.394cm"/>
      <style:paragraph-properties style:writing-mode="lr-tb"/>
    </style:style>
    <style:style style:name="gr45" style:family="graphic" style:parent-style-name="objectwithoutfill">
      <style:graphic-properties draw:marker-end="線の終点_20_10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483cm"/>
      <style:paragraph-properties style:writing-mode="lr-tb"/>
    </style:style>
    <style:style style:name="gr48" style:family="graphic" style:parent-style-name="standard">
      <style:graphic-properties svg:stroke-linecap="square" draw:textarea-horizontal-align="justify" draw:textarea-vertical-align="middle" draw:auto-grow-height="false" fo:min-height="0.506cm" fo:min-width="2.586cm"/>
    </style:style>
    <style:style style:name="gr49" style:family="graphic" style:parent-style-name="standard">
      <style:graphic-properties draw:fill-color="#dee6ef" draw:textarea-horizontal-align="justify" draw:textarea-vertical-align="middle" draw:auto-grow-height="false" fo:min-height="2.71cm" fo:min-width="8.63cm"/>
    </style:style>
    <style:style style:name="gr50" style:family="graphic" style:parent-style-name="objectwithoutfill">
      <style:graphic-properties draw:stroke="dash" draw:stroke-dash="Dash" draw:marker-end="線の終点_20_11" svg:stroke-linecap="butt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0cm"/>
      <style:paragraph-properties style:writing-mode="lr-tb"/>
    </style:style>
    <style:style style:name="gr52" style:family="graphic" style:parent-style-name="standard">
      <style:graphic-properties draw:fill-color="#dee6ef" draw:textarea-horizontal-align="justify" draw:textarea-vertical-align="middle" draw:auto-grow-height="false" fo:min-height="1.702cm" fo:min-width="6.364cm"/>
    </style:style>
    <style:style style:name="gr53" style:family="graphic" style:parent-style-name="objectwithoutfill">
      <style:graphic-properties draw:stroke="dash" draw:stroke-dash="Dash" svg:stroke-linecap="butt" draw:fill="none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9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4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331cm"/>
      <style:paragraph-properties style:writing-mode="lr-tb"/>
    </style:style>
    <style:style style:name="gr57" style:family="graphic" style:parent-style-name="standard">
      <style:graphic-properties draw:stroke="none" draw:fill-color="#355269" draw:textarea-horizontal-align="justify" draw:textarea-vertical-align="middle" draw:auto-grow-height="false" fo:min-height="0.034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29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469cm"/>
      <style:paragraph-properties style:writing-mode="lr-tb"/>
    </style:style>
    <style:style style:name="gr60" style:family="graphic" style:parent-style-name="standard">
      <style:graphic-properties svg:stroke-linecap="square" draw:textarea-horizontal-align="justify" draw:textarea-vertical-align="middle" draw:auto-grow-height="false" fo:min-height="1.01cm" fo:min-width="4.034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99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2.974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34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479cm"/>
      <style:paragraph-properties style:writing-mode="lr-tb"/>
    </style:style>
    <style:style style:name="gr65" style:family="graphic" style:parent-style-name="standard">
      <style:graphic-properties draw:stroke="none" draw:fill="none" fo:min-height="0.633cm"/>
      <style:paragraph-properties style:writing-mode="lr-tb"/>
    </style:style>
    <style:style style:name="gr66" style:family="graphic" style:parent-style-name="standard">
      <style:graphic-properties draw:stroke="none" draw:fill-color="#ff0000" fo:min-height="0.318cm" fo:min-width="4.538cm"/>
    </style:style>
    <style:style style:name="gr67" style:family="graphic" style:parent-style-name="objectwithoutfill">
      <style:graphic-properties svg:stroke-width="0.106cm" svg:stroke-color="#ffff38" draw:marker-start-width="0.359cm" draw:marker-end-width="0.359cm" draw:fill="none" fo:padding-top="0.178cm" fo:padding-bottom="0.178cm" fo:padding-left="0.303cm" fo:padding-right="0.303cm"/>
    </style:style>
    <style:style style:name="gr68" style:family="graphic" style:parent-style-name="standard">
      <style:graphic-properties draw:stroke="none" draw:fill-color="#00a933" fo:min-height="0.318cm" fo:min-width="4.538cm"/>
    </style:style>
    <style:style style:name="gr69" style:family="graphic" style:parent-style-name="standard">
      <style:graphic-properties draw:stroke="none" draw:fill-color="#2a6099" fo:min-height="0.318cm" fo:min-width="4.538cm"/>
    </style:style>
    <style:style style:name="gr70" style:family="graphic" style:parent-style-name="standard">
      <style:graphic-properties draw:stroke="none" draw:fill-color="#808080" fo:min-height="0.318cm" fo:min-width="4.538cm"/>
    </style:style>
    <style:style style:name="gr71" style:family="graphic" style:parent-style-name="objectwithoutfill">
      <style:graphic-properties svg:stroke-width="0.106cm" svg:stroke-color="#ffff38" draw:marker-start="線の終点_20_12" draw:marker-start-width="0.359cm" draw:marker-end="" draw:marker-end-width="0.359cm" draw:fill="none" fo:padding-top="0.178cm" fo:padding-bottom="0.178cm" fo:padding-left="0.303cm" fo:padding-right="0.303cm"/>
    </style:style>
    <style:style style:name="gr72" style:family="graphic" style:parent-style-name="standard">
      <style:graphic-properties draw:stroke="none" draw:fill-color="#ff8000" draw:textarea-horizontal-align="justify" draw:textarea-vertical-align="middle" draw:auto-grow-height="false" fo:min-height="0.034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3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62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5.357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6.15cm" fo:min-width="14.4cm"/>
    </style:style>
    <style:style style:name="gr79" style:family="graphic" style:parent-style-name="standard">
      <style:graphic-properties svg:stroke-color="#333333" draw:fill-color="#cccccc" draw:textarea-horizontal-align="justify" draw:textarea-vertical-align="middle" draw:auto-grow-height="false" fo:min-height="0.95cm" fo:min-width="0.7cm"/>
      <style:paragraph-properties style:writing-mode="lr-tb"/>
    </style:style>
    <style:style style:name="gr80" style:family="graphic" style:parent-style-name="standard">
      <style:graphic-properties svg:stroke-color="#333333" draw:fill-color="#b2b2b2" draw:textarea-horizontal-align="justify" draw:textarea-vertical-align="middle" draw:auto-grow-height="false" fo:min-height="0.95cm" fo:min-width="0.7cm"/>
      <style:paragraph-properties style:writing-mode="lr-tb"/>
    </style:style>
    <style:style style:name="gr81" style:family="graphic" style:parent-style-name="standard">
      <style:graphic-properties svg:stroke-color="#333333" draw:fill-color="#666666" draw:textarea-horizontal-align="justify" draw:textarea-vertical-align="middle" draw:auto-grow-height="false" fo:min-height="0.95cm" fo:min-width="0.7cm"/>
      <style:paragraph-properties style:writing-mode="lr-tb"/>
    </style:style>
    <style:style style:name="gr82" style:family="graphic" style:parent-style-name="objectwithoutfill">
      <style:graphic-properties draw:stroke="dash" draw:stroke-dash="Dot_20__28_Rounded_29_" svg:stroke-width="0.053cm" svg:stroke-color="#333333" draw:marker-start-width="0.279cm" draw:marker-end-width="0.279cm" svg:stroke-linecap="round" draw:fill="none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3.588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4cm" fo:min-width="3.588cm"/>
      <style:paragraph-properties style:writing-mode="lr-tb"/>
    </style:style>
    <style:style style:name="gr85" style:family="graphic" style:parent-style-name="objectwithoutfill">
      <style:graphic-properties draw:marker-end="線の終点_20_13" draw:fill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302cm"/>
      <style:paragraph-properties style:writing-mode="lr-tb"/>
    </style:style>
    <style:style style:name="gr87" style:family="graphic" style:parent-style-name="standard">
      <style:graphic-properties svg:stroke-width="0.053cm" draw:marker-start-width="0.279cm" draw:marker-end-width="0.279cm" draw:fill="none" draw:fill-color="#1c1c1c" draw:textarea-horizontal-align="justify" draw:textarea-vertical-align="middle" draw:auto-grow-height="false" fo:min-height="0.458cm" fo:min-width="0.208cm" fo:padding-top="0.151cm" fo:padding-bottom="0.151cm" fo:padding-left="0.276cm" fo:padding-right="0.276cm"/>
    </style:style>
    <style:style style:name="gr88" style:family="graphic" style:parent-style-name="objectwithoutfill">
      <style:graphic-properties draw:marker-end="線の終点_20_14" draw:fill="non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341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488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953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2cm" fo:min-width="1.492cm"/>
      <style:paragraph-properties style:writing-mode="lr-tb"/>
    </style:style>
    <style:style style:name="gr93" style:family="graphic" style:parent-style-name="standard">
      <style:graphic-properties svg:stroke-color="#808080" draw:fill-color="#00a933" draw:opacity="100%" draw:textarea-horizontal-align="justify" draw:textarea-vertical-align="middle" draw:auto-grow-height="false" fo:min-height="0.75cm" fo:min-width="0.5cm"/>
    </style:style>
    <style:style style:name="gr94" style:family="graphic" style:parent-style-name="standard">
      <style:graphic-properties svg:stroke-color="#808080" draw:fill="bitmap" draw:fill-color="#00a933" draw:fill-image-name="Zig_20_Zag" draw:opacity="100%"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svg:stroke-color="#808080" draw:fill-color="#2a6099" draw:opacity="100%" draw:textarea-horizontal-align="justify" draw:textarea-vertical-align="middle" draw:auto-grow-height="false" fo:min-height="0.75cm" fo:min-width="0.5cm"/>
    </style:style>
    <style:style style:name="gr96" style:family="graphic" style:parent-style-name="standard">
      <style:graphic-properties svg:stroke-color="#808080" draw:fill="bitmap" draw:fill-color="#2a6099" draw:fill-image-name="Zig_20_Zag" draw:opacity="100%" draw:textarea-horizontal-align="justify" draw:textarea-vertical-align="middle" draw:auto-grow-height="false" fo:min-height="0.75cm" fo:min-width="0.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303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9cm" fo:min-width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4.502cm"/>
      <style:paragraph-properties style:writing-mode="lr-tb"/>
    </style:style>
    <style:style style:name="gr100" style:family="graphic" style:parent-style-name="standard">
      <style:graphic-properties svg:stroke-color="#808080" draw:fill-color="#ff0000" draw:opacity="100%" draw:textarea-horizontal-align="justify" draw:textarea-vertical-align="middle" draw:auto-grow-height="false" fo:min-height="0.75cm" fo:min-width="0.5cm"/>
    </style:style>
    <style:style style:name="gr101" style:family="graphic" style:parent-style-name="standard">
      <style:graphic-properties svg:stroke-color="#808080" draw:fill="bitmap" draw:fill-color="#ff0000" draw:fill-image-name="Zig_20_Zag" draw:opacity="100%" draw:textarea-horizontal-align="justify" draw:textarea-vertical-align="middle" draw:auto-grow-height="false" fo:min-height="0.75cm" fo:min-width="0.5cm"/>
    </style:style>
    <style:style style:name="gr102" style:family="graphic" style:parent-style-name="objectwithoutfill">
      <style:graphic-properties svg:stroke-width="0.106cm" svg:stroke-color="#666666" draw:marker-start-width="0.359cm" draw:marker-end="線の終点_20_8" draw:marker-end-width="0.359cm" draw:fill="none" draw:textarea-vertical-align="middle" fo:padding-top="0.178cm" fo:padding-bottom="0.178cm" fo:padding-left="0.303cm" fo:padding-right="0.303cm"/>
    </style:style>
    <style:style style:name="gr103" style:family="graphic" style:parent-style-name="standard">
      <style:graphic-properties svg:stroke-color="#808080" draw:fill="bitmap" draw:fill-color="#00a933" draw:fill-image-name="Dashed_20_Horizontal" draw:opacity="100%" draw:textarea-horizontal-align="justify" draw:textarea-vertical-align="middle" draw:auto-grow-height="false" fo:min-height="0.75cm" fo:min-width="0.5cm"/>
    </style:style>
    <style:style style:name="gr104" style:family="graphic" style:parent-style-name="standard">
      <style:graphic-properties svg:stroke-color="#808080" draw:fill="bitmap" draw:fill-color="#2a6099" draw:fill-image-name="Dashed_20_Horizontal" draw:opacity="100%" draw:textarea-horizontal-align="justify" draw:textarea-vertical-align="middle" draw:auto-grow-height="false" fo:min-height="0.75cm" fo:min-width="0.5cm"/>
    </style:style>
    <style:style style:name="gr105" style:family="graphic" style:parent-style-name="standard">
      <style:graphic-properties svg:stroke-color="#808080" draw:fill="bitmap" draw:fill-color="#ff0000" draw:fill-image-name="Dashed_20_Horizontal" draw:opacity="100%" draw:textarea-horizontal-align="justify" draw:textarea-vertical-align="middle" draw:auto-grow-height="false" fo:min-height="0.75cm" fo:min-width="0.5cm"/>
    </style:style>
    <style:style style:name="gr106" style:family="graphic" style:parent-style-name="objectwithoutfill">
      <style:graphic-properties svg:stroke-width="0.106cm" svg:stroke-color="#666666" draw:marker-start-width="0.359cm" draw:marker-end="線の終点_20_9" draw:marker-end-width="0.459cm" draw:fill="none" draw:textarea-vertical-align="middle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13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7cm" fo:min-width="0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6cm" fo:min-width="0.43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4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.013cm"/>
      <style:paragraph-properties style:writing-mode="lr-tb"/>
    </style:style>
    <style:style style:name="gr113" style:family="graphic" style:parent-style-name="standard">
      <style:graphic-properties svg:stroke-color="#333333" draw:fill-color="#808080" draw:textarea-horizontal-align="justify" draw:textarea-vertical-align="middle" draw:auto-grow-height="false" fo:min-height="0.95cm" fo:min-width="0.7cm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363cm" fo:min-width="0.9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85cm"/>
      <style:paragraph-properties style:writing-mode="lr-tb"/>
    </style:style>
    <style:style style:name="gr116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0.332cm" fo:min-width="3.307cm" fo:padding-top="0.125cm" fo:padding-bottom="0.125cm" fo:padding-left="0.25cm" fo:padding-right="0.25cm" fo:wrap-option="wrap"/>
    </style:style>
    <style:style style:name="gr11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41cm" fo:min-width="2.189cm" fo:padding-top="0.125cm" fo:padding-bottom="0.125cm" fo:padding-left="0.25cm" fo:padding-right="0.25cm" fo:wrap-option="wrap"/>
    </style:style>
    <style:style style:name="gr118" style:family="graphic" style:parent-style-name="standard">
      <style:graphic-properties draw:stroke="solid" svg:stroke-width="0.035cm" svg:stroke-color="#ffffff" draw:stroke-linejoin="miter" svg:stroke-linecap="butt" draw:fill="solid" draw:fill-color="#b7b7b7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19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solid" svg:stroke-width="0.035cm" svg:stroke-color="#bfbfbf" draw:stroke-linejoin="miter" svg:stroke-linecap="butt" draw:fill="solid" draw:fill-color="#ffffff" draw:opacity="65%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1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solid" svg:stroke-width="0.035cm" svg:stroke-color="#000000" draw:stroke-linejoin="miter" svg:stroke-linecap="butt" draw:fill="solid" draw:fill-color="#000000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3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solid" svg:stroke-width="0.035cm" svg:stroke-color="#d9d9d9" draw:stroke-linejoin="miter" svg:stroke-linecap="butt" draw:fill="solid" draw:fill-color="#ffffff" draw:textarea-vertical-align="middle" draw:auto-grow-height="false" draw:fit-to-size="false" style:shrink-to-fit="false" fo:min-height="0.75cm" fo:min-width="0.5cm" fo:padding-top="0.125cm" fo:padding-bottom="0.125cm" fo:padding-left="0.25cm" fo:padding-right="0.25cm" fo:wrap-option="wrap"/>
    </style:style>
    <style:style style:name="gr127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646cm" fo:min-width="3.796cm" fo:padding-top="0.125cm" fo:padding-bottom="0.125cm" fo:padding-left="0.25cm" fo:padding-right="0.25cm" fo:wrap-option="wrap"/>
    </style:style>
    <style:style style:name="gr131" style:family="graphic" style:parent-style-name="standard">
      <style:graphic-properties draw:stroke="none" svg:stroke-width="0.035cm" draw:stroke-linejoin="miter" svg:stroke-linecap="butt" draw:fill="solid" draw:fill-color="#b9cde5" draw:textarea-vertical-align="middle" draw:auto-grow-height="false" draw:fit-to-size="false" style:shrink-to-fit="false" fo:min-height="1.573cm" fo:min-width="0.1cm" fo:padding-top="0.125cm" fo:padding-bottom="0.125cm" fo:padding-left="0.25cm" fo:padding-right="0.25cm" fo:wrap-option="wrap"/>
    </style:style>
    <style:style style:name="gr132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66cm" fo:min-width="3.415cm" fo:padding-top="0.125cm" fo:padding-bottom="0.125cm" fo:padding-left="0.25cm" fo:padding-right="0.25cm" fo:wrap-option="wrap"/>
    </style:style>
    <style:style style:name="gr135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24cm" fo:min-width="2.695cm" fo:padding-top="0.125cm" fo:padding-bottom="0.125cm" fo:padding-left="0.25cm" fo:padding-right="0.25cm" fo:wrap-option="wrap"/>
    </style:style>
    <style:style style:name="gr136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516cm" fo:min-width="4.551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solid" svg:stroke-width="0.123cm" svg:stroke-color="#8eb4e3" draw:marker-end="msArrowOpenEnd_20_8_20_123" draw:marker-end-width="0.676cm" draw:marker-end-center="false" draw:stroke-linejoin="miter" svg:stroke-linecap="butt" draw:fill="none" draw:textarea-vertical-align="middle" draw:auto-grow-height="false" draw:fit-to-size="false" style:shrink-to-fit="false" fo:min-height="0.393cm" fo:min-width="2.653cm" fo:padding-top="0.125cm" fo:padding-bottom="0.125cm" fo:padding-left="0.25cm" fo:padding-right="0.25cm" fo:wrap-option="wrap"/>
    </style:style>
    <style:style style:name="gr1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standard">
      <style:graphic-properties draw:stroke="none" svg:stroke-width="0.026cm" draw:stroke-linejoin="round" svg:stroke-linecap="butt" draw:fill="solid" draw:fill-color="#808080" draw:textarea-vertical-align="top" draw:auto-grow-height="false" draw:fit-to-size="false" style:shrink-to-fit="false" fo:min-height="0.762cm" fo:min-width="4.90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37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658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4.807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471cm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95cm" fo:min-width="4.6cm"/>
      <style:paragraph-properties style:writing-mode="lr-tb"/>
    </style:style>
    <style:style style:name="gr153" style:family="graphic" style:parent-style-name="standard">
      <style:graphic-properties draw:textarea-horizontal-align="justify" draw:textarea-vertical-align="middle" draw:auto-grow-height="false" fo:min-height="0.275cm" fo:min-width="0.5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38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6cm"/>
      <style:paragraph-properties style:writing-mode="lr-tb"/>
    </style:style>
    <style:style style:name="gr156" style:family="graphic" style:parent-style-name="objectwithoutfill">
      <style:graphic-properties draw:fill="none" draw:textarea-vertical-align="middle"/>
    </style:style>
    <style:style style:name="gr157" style:family="graphic" style:parent-style-name="objectwithoutfill">
      <style:graphic-properties draw:marker-end="線の終点_20_4" draw:marker-end-width="0.3cm" draw:fill="none" draw:textarea-vertical-align="middle"/>
    </style:style>
    <style:style style:name="gr158" style:family="graphic" style:parent-style-name="objectwithoutfill">
      <style:graphic-properties draw:marker-end="線の終点_20_6" draw:marker-end-width="0.3cm" draw:fill="none" draw:textarea-vertical-align="middl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025cm"/>
      <style:paragraph-properties style:writing-mode="lr-tb"/>
    </style:style>
    <style:style style:name="gr162" style:family="graphic" style:parent-style-name="objectwithoutfill">
      <style:graphic-properties svg:stroke-width="0cm" draw:marker-end="線の終点_20_7" draw:fill="none" draw:textarea-vertical-align="middle"/>
    </style:style>
    <style:style style:name="gr163" style:family="graphic" style:parent-style-name="objectwithoutfill">
      <style:graphic-properties draw:stroke="dash" draw:stroke-dash="Double_20_Dash" svg:stroke-width="0cm" svg:stroke-color="#ff0000" draw:marker-end="線の終点_20_7" svg:stroke-linecap="butt" draw:fill="none" draw:textarea-vertical-align="middle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65" style:family="graphic" style:parent-style-name="objectwithoutfill">
      <style:graphic-properties draw:stroke="dash" draw:stroke-dash="Double_20_Dash" svg:stroke-width="0cm" svg:stroke-color="#c9211e" draw:marker-end="線の終点_20_7" svg:stroke-linecap="butt" draw:fill="none" draw:textarea-vertical-align="middle"/>
    </style:style>
    <style:style style:name="gr166" style:family="graphic" style:parent-style-name="objectwithoutfill">
      <style:graphic-properties svg:stroke-width="0.159cm" svg:stroke-color="#666666" draw:marker-start-width="0.438cm" draw:marker-end="線の終点_20_7" draw:marker-end-width="0.438cm" draw:fill="none" draw:textarea-vertical-align="middle" fo:padding-top="0.204cm" fo:padding-bottom="0.204cm" fo:padding-left="0.329cm" fo:padding-right="0.329cm"/>
    </style:style>
    <style:style style:name="gr167" style:family="graphic" style:parent-style-name="objectwithoutfill">
      <style:graphic-properties svg:stroke-width="0.159cm" svg:stroke-color="#666666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68" style:family="graphic" style:parent-style-name="objectwithoutfill">
      <style:graphic-properties svg:stroke-width="0.159cm" svg:stroke-color="#666666" draw:marker-start="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objectwithoutfill">
      <style:graphic-properties svg:stroke-width="0.159cm" svg:stroke-color="#666666" draw:marker-start="線の終点_20_7" draw:marker-start-width="0.438cm" draw:marker-end="" draw:marker-end-width="0.438cm" draw:fill="none" draw:textarea-vertical-align="middle" fo:padding-top="0.204cm" fo:padding-bottom="0.204cm" fo:padding-left="0.329cm" fo:padding-right="0.329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co1" style:family="table-column">
      <style:table-column-properties style:column-width="1.24cm" style:use-optimal-column-width="false"/>
    </style:style>
    <style:style style:name="co2" style:family="table-column">
      <style:table-column-properties style:column-width="1.241cm" style:use-optimal-column-width="false"/>
    </style:style>
    <style:style style:name="co3" style:family="table-column">
      <style:table-column-properties style:column-width="1.239cm" style:use-optimal-column-width="false"/>
    </style:style>
    <style:style style:name="ro1" style:family="table-row">
      <style:table-row-properties style:row-height="1.243cm" style:use-optimal-row-height="false"/>
    </style:style>
    <style:style style:name="ro2" style:family="table-row">
      <style:table-row-properties style:row-height="1.244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border="0.74pt solid #000000"/>
    </style:style>
    <style:style style:name="ce2" style:family="table-cell">
      <loext:graphic-properties draw:fill="solid" draw:fill-color="#d9d9d9" draw:textarea-vertical-align="middle" fo:padding-top="0.127cm" fo:padding-bottom="0.127cm" fo:padding-left="0.254cm" fo:padding-right="0.254cm"/>
      <style:paragraph-properties fo:border="0.74pt solid #000000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6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ce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none" fo:border-bottom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0.74pt solid #000000" fo:border-top="0.74pt solid #000000" fo:border-bottom="none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5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74pt solid #000000" fo:border-right="none" fo:border-top="0.74pt solid #000000" fo:border-bottom="none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6" style:family="table-cell">
      <loext:graphic-properties draw:fill="solid" draw:fill-color="#808080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ce17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0.74pt solid #000000" fo:border-bottom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18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10pt" fo:hyphenate="false"/>
    </style:style>
    <style:style style:name="ce19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none" fo:border-right="0.74pt solid #000000" fo:border-top="none" fo:border-bottom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ce20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74pt solid #000000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3" style:family="paragraph"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4" style:family="paragraph">
      <loext:graphic-properties draw:fill="none" draw:fill-color="#ffffff"/>
      <style:paragraph-properties style:writing-mode="lr-tb"/>
      <style:text-properties fo:color="#383d3c" loext:opacity="100%" style:font-name="Meiryo UI" fo:font-size="14pt" style:font-name-asian="メイリオ1" style:font-size-asian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b4c7dc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Meiryo UI" fo:font-size="14pt" style:font-name-asian="メイリオ1" style:font-size-asian="14pt"/>
    </style:style>
    <style:style style:name="P11" style:family="paragraph">
      <style:paragraph-properties fo:text-align="center"/>
      <style:text-properties style:font-name="Meiryo UI" fo:font-size="14pt" style:font-name-asian="メイリオ1" style:font-size-asian="14pt"/>
    </style:style>
    <style:style style:name="P12" style:family="paragraph">
      <loext:graphic-properties draw:fill="none" draw:fill-color="#ffffff"/>
      <style:paragraph-properties style:writing-mode="lr-tb"/>
      <style:text-properties style:font-name="Meiryo UI" fo:font-size="12pt" style:font-name-asian="メイリオ1" style:font-size-asian="14pt"/>
    </style:style>
    <style:style style:name="P13" style:family="paragraph">
      <style:paragraph-properties fo:text-align="center"/>
    </style:style>
    <style:style style:name="P14" style:family="paragraph">
      <loext:graphic-properties draw:fill-color="#dee6ef"/>
      <style:paragraph-properties fo:text-align="center"/>
    </style:style>
    <style:style style:name="P15" style:family="paragraph">
      <loext:graphic-properties draw:fill-color="#355269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loext:graphic-properties draw:fill-color="#ff0000"/>
    </style:style>
    <style:style style:name="P19" style:family="paragraph">
      <loext:graphic-properties draw:fill="none"/>
    </style:style>
    <style:style style:name="P20" style:family="paragraph">
      <loext:graphic-properties draw:fill-color="#00a933"/>
    </style:style>
    <style:style style:name="P21" style:family="paragraph">
      <loext:graphic-properties draw:fill-color="#2a6099"/>
    </style:style>
    <style:style style:name="P22" style:family="paragraph">
      <loext:graphic-properties draw:fill-color="#808080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style:paragraph-properties fo:text-align="center" style:writing-mode="lr-tb"/>
      <style:text-properties fo:font-size="12pt"/>
    </style:style>
    <style:style style:name="P25" style:family="paragraph">
      <loext:graphic-properties draw:fill-color="#cccccc"/>
      <style:paragraph-properties fo:text-align="center" style:writing-mode="lr-tb"/>
      <style:text-properties fo:font-size="12pt"/>
    </style:style>
    <style:style style:name="P26" style:family="paragraph">
      <loext:graphic-properties draw:fill-color="#b2b2b2"/>
      <style:paragraph-properties fo:text-align="center" style:writing-mode="lr-tb"/>
      <style:text-properties fo:font-size="12pt"/>
    </style:style>
    <style:style style:name="P27" style:family="paragraph">
      <loext:graphic-properties draw:fill-color="#666666"/>
      <style:paragraph-properties fo:text-align="center" style:writing-mode="lr-tb"/>
      <style:text-properties fo:font-size="12pt"/>
    </style:style>
    <style:style style:name="P28" style:family="paragraph">
      <loext:graphic-properties draw:fill="none" draw:fill-color="#1c1c1c"/>
      <style:paragraph-properties fo:text-align="center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</style:style>
    <style:style style:name="P31" style:family="paragraph">
      <loext:graphic-properties draw:fill="none" draw:fill-color="#ffffff"/>
      <style:paragraph-properties style:writing-mode="lr-tb"/>
      <style:text-properties fo:color="#cccccc" loext:opacity="100%" style:font-name="Meiryo UI" fo:font-size="96pt" style:font-name-asian="メイリオ1" style:font-size-asian="14pt"/>
    </style:style>
    <style:style style:name="P32" style:family="paragraph">
      <loext:graphic-properties draw:fill-color="#00a933" draw:opacity="100%"/>
      <style:paragraph-properties fo:text-align="center"/>
      <style:text-properties style:font-name="Meiryo UI" fo:font-size="14pt" style:font-name-asian="メイリオ1" style:font-size-asian="14pt"/>
    </style:style>
    <style:style style:name="P33" style:family="paragraph">
      <loext:graphic-properties draw:fill="bitmap" draw:fill-color="#00a933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4" style:family="paragraph">
      <loext:graphic-properties draw:fill-color="#2a6099" draw:opacity="100%"/>
      <style:paragraph-properties fo:text-align="center"/>
      <style:text-properties style:font-name="Meiryo UI" fo:font-size="14pt" style:font-name-asian="メイリオ1" style:font-size-asian="14pt"/>
    </style:style>
    <style:style style:name="P35" style:family="paragraph">
      <loext:graphic-properties draw:fill="bitmap" draw:fill-color="#2a6099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36" style:family="paragraph">
      <style:paragraph-properties fo:line-height="200%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eiryo UI" fo:font-size="14pt" style:font-name-asian="メイリオ1" style:font-size-asian="14pt"/>
    </style:style>
    <style:style style:name="P39" style:family="paragraph">
      <loext:graphic-properties draw:fill-color="#ff0000" draw:opacity="100%"/>
      <style:paragraph-properties fo:text-align="center"/>
      <style:text-properties style:font-name="Meiryo UI" fo:font-size="14pt" style:font-name-asian="メイリオ1" style:font-size-asian="14pt"/>
    </style:style>
    <style:style style:name="P40" style:family="paragraph">
      <loext:graphic-properties draw:fill="bitmap" draw:fill-color="#ff0000" draw:fill-image-name="Zig_20_Zag" draw:opacity="100%"/>
      <style:paragraph-properties fo:text-align="center"/>
      <style:text-properties style:font-name="Meiryo UI" fo:font-size="14pt" style:font-name-asian="メイリオ1" style:font-size-asian="14pt"/>
    </style:style>
    <style:style style:name="P41" style:family="paragraph">
      <loext:graphic-properties draw:fill="none"/>
      <style:paragraph-properties fo:text-align="center"/>
      <style:text-properties style:font-name="Meiryo UI" fo:font-size="14pt" style:font-name-asian="メイリオ1" style:font-size-asian="14pt"/>
    </style:style>
    <style:style style:name="P42" style:family="paragraph">
      <loext:graphic-properties draw:fill="bitmap" draw:fill-color="#00a933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3" style:family="paragraph">
      <loext:graphic-properties draw:fill="bitmap" draw:fill-color="#2a6099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4" style:family="paragraph">
      <loext:graphic-properties draw:fill="bitmap" draw:fill-color="#ff0000" draw:fill-image-name="Dashed_20_Horizontal" draw:opacity="100%"/>
      <style:paragraph-properties fo:text-align="center"/>
      <style:text-properties style:font-name="Meiryo UI" fo:font-size="14pt" style:font-name-asian="メイリオ1" style:font-size-asian="14pt"/>
    </style:style>
    <style:style style:name="P45" style:family="paragraph">
      <loext:graphic-properties draw:fill="none" draw:fill-color="#ffffff"/>
      <style:paragraph-properties style:writing-mode="lr-tb"/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P46" style:family="paragraph">
      <style:paragraph-properties fo:text-align="center" style:writing-mode="lr-tb"/>
      <style:text-properties style:text-position="0% 100%" fo:font-size="12pt"/>
    </style:style>
    <style:style style:name="P47" style:family="paragraph">
      <loext:graphic-properties draw:fill-color="#cccccc"/>
      <style:paragraph-properties fo:text-align="center" style:writing-mode="lr-tb"/>
      <style:text-properties style:text-position="0% 100%" fo:font-size="12pt"/>
    </style:style>
    <style:style style:name="P48" style:family="paragraph">
      <loext:graphic-properties draw:fill-color="#808080"/>
      <style:paragraph-properties fo:text-align="center" style:writing-mode="lr-tb"/>
      <style:text-properties style:text-position="0% 100%" fo:font-size="12pt"/>
    </style:style>
    <style:style style:name="P49" style:family="paragraph">
      <loext:graphic-properties draw:fill="solid" draw:fill-color="#b9cde5"/>
      <style:paragraph-properties fo:text-align="center" style:font-independent-line-spacing="true"/>
      <style:text-properties fo:font-size="18pt"/>
    </style:style>
    <style:style style:name="P5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1" style:family="paragraph">
      <loext:graphic-properties draw:fill="solid" draw:fill-color="#b7b7b7" draw:opacity="65%"/>
      <style:paragraph-properties fo:text-align="center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loext:graphic-properties draw:fill="solid" draw:fill-color="#ffffff" draw:opacity="65%"/>
      <style:paragraph-properties fo:text-align="center" style:font-independent-line-spacing="true"/>
      <style:text-properties fo:font-size="18pt"/>
    </style:style>
    <style:style style:name="P55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style:font-size-asian="14pt" fo:hyphenate="false"/>
    </style:style>
    <style:style style:name="P58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tyle-asian="normal" style:font-weight-asian="normal" style:font-size-complex="10pt" fo:hyphenate="false"/>
    </style:style>
    <style:style style:name="P60" style:family="paragraph">
      <style:paragraph-properties fo:margin-top="0cm" fo:margin-bottom="0cm" fo:line-height="100%" fo:text-align="center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2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tyle-asian="normal" style:font-weight-asian="normal"/>
    </style:style>
    <style:style style:name="P63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tyle-asian="normal" style:font-weight-asian="normal"/>
    </style:style>
    <style:style style:name="P64" style:family="paragraph">
      <loext:graphic-properties draw:fill="solid" draw:fill-color="#808080"/>
      <style:paragraph-properties fo:text-align="start" style:font-independent-line-spacing="true"/>
      <style:text-properties fo:font-size="14pt" style:font-size-asian="14pt" style:font-style-asian="normal" style:font-weight-asian="normal"/>
    </style:style>
    <style:style style:name="P65" style:family="paragraph">
      <style:paragraph-properties fo:margin-top="0cm" fo:margin-bottom="0cm" fo:line-height="100%" fo:text-align="start" style:punctuation-wrap="simple" style:writing-mode="lr-tb"/>
      <style:text-properties style:font-name="メイリオ" fo:font-size="14pt" style:font-name-asian="メイリオ" style:font-size-asian="14pt" style:font-style-asian="normal" style:font-weight-asian="normal"/>
    </style:style>
    <style:style style:name="P6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メイリオ" fo:font-size="14pt" style:font-name-asian="メイリオ" style:font-size-asian="14pt" style:font-style-asian="normal" style:font-weight-asian="normal"/>
    </style:style>
    <style:style style:name="P6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24pt"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Meiryo UI" fo:font-size="10pt" style:font-name-asian="メイリオ1" style:font-size-asian="10pt" style:font-style-asian="normal" style:font-weight-asian="normal" style:font-size-complex="10pt" fo:hyphenate="false"/>
    </style:style>
    <style:style style:name="P69" style:family="paragraph">
      <style:paragraph-properties fo:text-align="center" style:writing-mode="lr-tb"/>
      <style:text-properties fo:color="#383d3c" loext:opacity="100%" style:font-name="Meiryo UI" fo:font-size="14pt" style:font-name-asian="メイリオ1" style:font-size-asian="14pt"/>
    </style:style>
    <style:style style:name="P70" style:family="paragraph">
      <loext:graphic-properties draw:fill="none"/>
      <style:paragraph-properties fo:text-align="center"/>
      <style:text-properties fo:color="#383d3c" loext:opacity="100%" style:font-name="Meiryo UI" fo:font-size="14pt" style:font-name-asian="メイリオ1" style:font-size-asian="14pt"/>
    </style:style>
    <style:style style:name="P71" style:family="paragraph">
      <loext:graphic-properties draw:fill="none" draw:fill-color="#ffffff"/>
      <style:paragraph-properties style:writing-mode="lr-tb"/>
      <style:text-properties style:font-name="メイリオ" fo:font-size="14pt" style:font-size-asian="14pt" style:font-size-complex="14pt"/>
    </style:style>
    <style:style style:name="P72" style:family="paragraph">
      <loext:graphic-properties draw:fill="none" draw:fill-color="#ffffff"/>
      <style:paragraph-properties style:writing-mode="lr-tb"/>
      <style:text-properties style:font-name="メイリオ" fo:font-size="14pt" style:font-name-asian="メイリオ" style:font-size-asian="14pt" style:font-size-complex="14pt"/>
    </style:style>
    <style:style style:name="T1" style:family="text">
      <style:text-properties fo:color="#383d3c" loext:opacity="100%" style:font-name="Meiryo UI" fo:font-size="14pt" style:font-name-asian="メイリオ1" style:font-size-asian="14pt"/>
    </style:style>
    <style:style style:name="T2" style:family="text">
      <style:text-properties fo:font-size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Meiryo UI" fo:font-size="14pt" style:font-name-asian="メイリオ1" style:font-size-asian="14pt"/>
    </style:style>
    <style:style style:name="T5" style:family="text">
      <style:text-properties style:font-name="Meiryo UI" fo:font-size="12pt" style:font-name-asian="メイリオ1" style:font-size-asian="14pt"/>
    </style:style>
    <style:style style:name="T6" style:family="text">
      <style:text-properties fo:font-size="12pt"/>
    </style:style>
    <style:style style:name="T7" style:family="text">
      <style:text-properties style:text-position="-8% 58%" fo:font-size="12pt"/>
    </style:style>
    <style:style style:name="T8" style:family="text">
      <style:text-properties fo:color="#cccccc" loext:opacity="100%" style:font-name="Meiryo UI" fo:font-size="96pt" style:font-name-asian="メイリオ1" style:font-size-asian="14pt"/>
    </style:style>
    <style:style style:name="T9" style:family="text">
      <style:text-properties style:text-position="-8% 58%" style:font-name="Meiryo UI" fo:font-size="14pt" style:font-name-asian="メイリオ1" style:font-size-asian="14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size="14pt" fo:font-style="normal" fo:text-shadow="none" style:text-underline-style="none" fo:font-weight="normal" style:letter-kerning="true" style:font-name-asian="メイリオ1" style:font-size-asian="14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0% 100%" style:font-name="Meiryo UI" fo:font-size="14pt" style:font-name-asian="メイリオ1" style:font-size-asian="14pt"/>
    </style:style>
    <style:style style:name="T14" style:family="text">
      <style:text-properties style:font-name="Meiryo UI" fo:font-size="14pt" fo:font-weight="normal" style:font-name-asian="メイリオ1" style:font-size-asian="14pt" style:font-weight-asian="normal" style:font-weight-complex="normal"/>
    </style:style>
    <style:style style:name="T15" style:family="text">
      <style:text-properties style:text-position="0% 100%" fo:font-size="12pt"/>
    </style:style>
    <style:style style:name="T16" style:family="text">
      <style:text-properties style:text-position="-8% 58%"/>
    </style:style>
    <style:style style:name="T17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3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bfbfbf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3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3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font-style="normal" style:text-underline-style="none" fo:font-weight="normal" fo:background-color="transparent" style:font-name-asian="メイリオ3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Segoe UI2" fo:font-size="12pt" fo:letter-spacing="normal" fo:language="en" fo:country="US" fo:font-style="normal" style:text-underline-style="none" fo:font-weight="bold" fo:background-color="transparent" style:font-name-asian="メイリオ3" style:font-size-asian="12pt" style:language-asian="ja" style:country-asian="JP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eiryo UI4" fo:letter-spacing="normal" fo:language="en" fo:country="US" fo:font-style="normal" style:text-underline-style="none" fo:font-weight="bold" fo:background-color="transparent" style:font-name-asian="Meiryo UI4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メイリオ" fo:letter-spacing="normal" fo:font-style="normal" style:text-underline-style="none" fo:font-weight="normal" fo:background-color="transparent" style:font-name-asian="メイリオ" style:language-asian="ja" style:country-asian="JP" style:font-size-complex="10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Meiryo UI4" fo:letter-spacing="normal" fo:font-style="normal" style:text-underline-style="none" fo:font-weight="normal" fo:background-color="transparent" style:font-name-asian="Meiryo UI4" style:language-asian="ja" style:country-asian="JP" style:font-size-complex="2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en" fo:country="US" fo:font-style="normal" style:text-underline-style="none" fo:font-weight="bold" fo:background-color="transparent" style:font-style-complex="normal" style:font-weight-complex="bold"/>
    </style:style>
    <style:style style:name="T26" style:family="text">
      <style:text-properties style:font-name="メイリオ" fo:font-size="14pt" style:font-size-asian="14pt" style:font-size-complex="14pt"/>
    </style:style>
    <style:style style:name="T27" style:family="text">
      <style:text-properties style:font-name="メイリオ" fo:font-size="14pt" style:font-name-asian="メイリオ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bfbfb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86cm" svg:height="3.386cm" svg:x="3.4cm" svg:y="3.914cm">
          <draw:image xlink:href="Pictures/10000000000000800000008069C5ABDE7F6CC251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8.386cm" svg:y="3.9cm">
          <draw:image xlink:href="Pictures/100000000000008000000080124A8C2B62A77519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2.886cm" svg:y="3.8cm">
          <draw:image xlink:href="Pictures/100000000000008000000080E784916F823F67D3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172cm" svg:y="3.9cm">
          <draw:image xlink:href="Pictures/10000000000000800000008072BEF277595CEC84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21.272cm" svg:y="3.8cm">
          <draw:image xlink:href="Pictures/100000000000008000000080F2029B8AD9553498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3.514cm" svg:y="8.6cm">
          <draw:image xlink:href="Pictures/10000000000000800000008075DF2593AF519CBC.png" xlink:type="simple" xlink:show="embed" xlink:actuate="onLoad" draw:mime-type="image/png">
            <text:p/>
          </draw:image>
        </draw:frame>
        <draw:frame draw:style-name="gr2" draw:text-style-name="P2" draw:layer="layout" svg:width="19.8cm" svg:height="2.348cm" svg:x="6cm" svg:y="15.6cm">
          <draw:text-box>
            <text:p><text:span text:style-name="T1">・フォントはメイリオ </text:span><text:span text:style-name="T1">14 pt</text:span><text:span text:style-name="T1">、濃い青</text:span><text:span text:style-name="T1">3</text:span></text:p>
            <text:p><text:span text:style-name="T1">・アイコンは </text:span><text:span text:style-name="T1">https://icon-rainbow.com/ </text:span><text:span text:style-name="T1">から。</text:span><text:span text:style-name="T1">128 px, rgb(58, 171, 210), JPG.</text:span></text:p>
          </draw:text-box>
        </draw:frame>
        <draw:frame draw:style-name="gr1" draw:text-style-name="P1" draw:layer="layout" svg:width="3.386cm" svg:height="3.386cm" svg:x="8.314cm" svg:y="8.6cm">
          <draw:image xlink:href="Pictures/10000000000000800000008067B6B30BF913CF47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3.386cm" svg:height="3.386cm" svg:x="6.2cm" svg:y="5.214cm">
          <draw:image xlink:href="Pictures/100000000000008000000080124A8C2B62A77519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0.0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386cm" svg:height="3.386cm" svg:x="11.886cm" svg:y="5.2cm">
          <draw:image xlink:href="Pictures/10000000000000800000008067B6B30BF913CF47.png" xlink:type="simple" xlink:show="embed" xlink:actuate="onLoad" draw:mime-type="image/png">
            <text:p/>
          </draw:image>
        </draw:frame>
        <draw:frame draw:style-name="gr1" draw:text-style-name="P1" draw:layer="layout" svg:width="3.386cm" svg:height="3.386cm" svg:x="17.2cm" svg:y="5.2cm">
          <draw:image xlink:href="Pictures/100000000000008000000080F2029B8AD9553498.png" xlink:type="simple" xlink:show="embed" xlink:actuate="onLoad" draw:mime-type="image/png">
            <text:p/>
          </draw:image>
        </draw:frame>
        <draw:custom-shape draw:style-name="gr3" draw:text-style-name="P3" draw:layer="layout" svg:width="1.4cm" svg:height="1.7cm" svg:x="15.486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4" draw:layer="layout" svg:width="2.483cm" svg:height="0.992cm" svg:x="6.686cm" svg:y="8.826cm">
          <draw:text-box>
            <text:p><text:span text:style-name="T1">入力画像</text:span></text:p>
          </draw:text-box>
        </draw:frame>
        <draw:frame draw:style-name="gr4" draw:text-style-name="P4" draw:layer="layout" svg:width="2.483cm" svg:height="0.992cm" svg:x="12.288cm" svg:y="8.826cm">
          <draw:text-box>
            <text:p><text:span text:style-name="T1">画像処理</text:span></text:p>
          </draw:text-box>
        </draw:frame>
        <draw:frame draw:style-name="gr4" draw:text-style-name="P4" draw:layer="layout" svg:width="2.483cm" svg:height="0.992cm" svg:x="17.667cm" svg:y="8.826cm">
          <draw:text-box>
            <text:p><text:span text:style-name="T1">出力画像</text:span></text:p>
          </draw:text-box>
        </draw:frame>
        <draw:frame draw:style-name="gr5" draw:text-style-name="P4" draw:layer="layout" svg:width="2.2cm" svg:height="0.882cm" svg:x="6.686cm" svg:y="4.363cm">
          <draw:text-box>
            <text:p><text:span text:style-name="T1">&lt;img&gt;</text:span></text:p>
          </draw:text-box>
        </draw:frame>
        <draw:frame draw:style-name="gr6" draw:text-style-name="P4" draw:layer="layout" svg:width="2.61cm" svg:height="0.882cm" svg:x="12.388cm" svg:y="4.363cm">
          <draw:text-box>
            <text:p><text:span text:style-name="T1">&lt;script&gt;</text:span></text:p>
          </draw:text-box>
        </draw:frame>
        <draw:frame draw:style-name="gr7" draw:text-style-name="P4" draw:layer="layout" svg:width="2.94cm" svg:height="0.882cm" svg:x="17.667cm" svg:y="4.363cm">
          <draw:text-box>
            <text:p><text:span text:style-name="T1">&lt;canvas&gt;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1</text:span></text:p>
          </draw:text-box>
        </draw:frame>
        <draw:frame draw:style-name="gr9" draw:text-style-name="P5" draw:layer="layout" svg:width="0.997cm" svg:height="0.992cm" svg:x="5.803cm" svg:y="4.308cm">
          <draw:text-box>
            <text:p>①</text:p>
          </draw:text-box>
        </draw:frame>
        <draw:frame draw:style-name="gr9" draw:text-style-name="P5" draw:layer="layout" svg:width="0.997cm" svg:height="0.992cm" svg:x="11.403cm" svg:y="4.308cm">
          <draw:text-box>
            <text:p>②</text:p>
          </draw:text-box>
        </draw:frame>
        <draw:frame draw:style-name="gr9" draw:text-style-name="P5" draw:layer="layout" svg:width="0.997cm" svg:height="0.992cm" svg:x="16.903cm" svg:y="4.308cm">
          <draw:text-box>
            <text:p>③</text:p>
          </draw:text-box>
        </draw:frame>
      </draw:page>
      <draw:page draw:name="page3" draw:style-name="dp1" draw:master-page-name="標準">
        <draw:frame draw:style-name="gr8" draw:text-style-name="P4" draw:layer="layout" svg:width="1.294cm" svg:height="0.882cm" svg:x="0.719cm" svg:y="0.5cm">
          <draw:text-box>
            <text:p><text:span text:style-name="T1">1.6</text:span></text:p>
          </draw:text-box>
        </draw:frame>
        <draw:custom-shape draw:style-name="gr10" draw:text-style-name="P1" draw:layer="layout" svg:width="2.75cm" svg:height="2.5cm" svg:x="7.6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5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2.75cm" svg:height="2.5cm" svg:x="13.15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8.1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7.6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0.4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3.15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5cm" svg:height="2.5cm" svg:x="15.9cm" svg:y="10.609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0.811cm" svg:height="0.992cm" svg:x="7.5cm" svg:y="5.509cm">
          <draw:text-box>
            <text:p><text:span text:style-name="T2">0</text:span></text:p>
          </draw:text-box>
        </draw:frame>
        <draw:frame draw:style-name="gr12" draw:text-style-name="P7" draw:layer="layout" svg:width="0.811cm" svg:height="0.992cm" svg:x="10.3cm" svg:y="5.509cm">
          <draw:text-box>
            <text:p><text:span text:style-name="T2">1</text:span></text:p>
          </draw:text-box>
        </draw:frame>
        <draw:frame draw:style-name="gr12" draw:text-style-name="P7" draw:layer="layout" svg:width="0.811cm" svg:height="0.992cm" svg:x="13.001cm" svg:y="5.509cm">
          <draw:text-box>
            <text:p><text:span text:style-name="T2">2</text:span></text:p>
          </draw:text-box>
        </draw:frame>
        <draw:frame draw:style-name="gr12" draw:text-style-name="P7" draw:layer="layout" svg:width="0.811cm" svg:height="0.992cm" svg:x="15.702cm" svg:y="5.509cm">
          <draw:text-box>
            <text:p><text:span text:style-name="T2">3</text:span></text:p>
          </draw:text-box>
        </draw:frame>
        <draw:frame draw:style-name="gr12" draw:text-style-name="P7" draw:layer="layout" svg:width="0.811cm" svg:height="0.992cm" svg:x="7.537cm" svg:y="8.109cm">
          <draw:text-box>
            <text:p><text:span text:style-name="T2">4</text:span></text:p>
          </draw:text-box>
        </draw:frame>
        <draw:frame draw:style-name="gr12" draw:text-style-name="P7" draw:layer="layout" svg:width="0.811cm" svg:height="0.992cm" svg:x="10.337cm" svg:y="8.109cm">
          <draw:text-box>
            <text:p><text:span text:style-name="T2">5</text:span></text:p>
          </draw:text-box>
        </draw:frame>
        <draw:frame draw:style-name="gr12" draw:text-style-name="P7" draw:layer="layout" svg:width="0.811cm" svg:height="0.992cm" svg:x="13.038cm" svg:y="8.109cm">
          <draw:text-box>
            <text:p><text:span text:style-name="T2">6</text:span></text:p>
          </draw:text-box>
        </draw:frame>
        <draw:frame draw:style-name="gr12" draw:text-style-name="P7" draw:layer="layout" svg:width="0.811cm" svg:height="0.992cm" svg:x="15.739cm" svg:y="8.109cm">
          <draw:text-box>
            <text:p><text:span text:style-name="T2">7</text:span></text:p>
          </draw:text-box>
        </draw:frame>
        <draw:frame draw:style-name="gr12" draw:text-style-name="P7" draw:layer="layout" svg:width="0.811cm" svg:height="0.992cm" svg:x="7.537cm" svg:y="10.517cm">
          <draw:text-box>
            <text:p><text:span text:style-name="T2">8</text:span></text:p>
          </draw:text-box>
        </draw:frame>
        <draw:frame draw:style-name="gr12" draw:text-style-name="P7" draw:layer="layout" svg:width="0.811cm" svg:height="0.992cm" svg:x="10.337cm" svg:y="10.517cm">
          <draw:text-box>
            <text:p><text:span text:style-name="T2">9</text:span></text:p>
          </draw:text-box>
        </draw:frame>
        <draw:frame draw:style-name="gr13" draw:text-style-name="P7" draw:layer="layout" svg:width="1.12cm" svg:height="0.992cm" svg:x="13.038cm" svg:y="10.517cm">
          <draw:text-box>
            <text:p><text:span text:style-name="T2">10</text:span></text:p>
          </draw:text-box>
        </draw:frame>
        <draw:frame draw:style-name="gr13" draw:text-style-name="P7" draw:layer="layout" svg:width="1.12cm" svg:height="0.992cm" svg:x="15.739cm" svg:y="10.517cm">
          <draw:text-box>
            <text:p><text:span text:style-name="T2">11</text:span></text:p>
          </draw:text-box>
        </draw:frame>
        <draw:line draw:style-name="gr14" draw:text-style-name="P1" draw:layer="layout" svg:x1="7.75cm" svg:y1="5.259cm" svg:x2="10.25cm" svg:y2="5.259cm">
          <text:p/>
        </draw:line>
        <draw:frame draw:style-name="gr15" draw:text-style-name="P7" draw:layer="layout" svg:width="3.41cm" svg:height="0.992cm" svg:x="7.389cm" svg:y="4.267cm">
          <draw:text-box>
            <text:p><text:span text:style-name="T2">128</text:span><text:span text:style-name="T3">ピクセル</text:span></text:p>
          </draw:text-box>
        </draw:frame>
        <draw:line draw:style-name="gr14" draw:text-style-name="P1" draw:layer="layout" svg:x1="7.25cm" svg:y1="8.109cm" svg:x2="7.25cm" svg:y2="5.609cm">
          <text:p/>
        </draw:line>
        <draw:frame draw:style-name="gr15" draw:text-style-name="P7" draw:layer="layout" svg:width="3.41cm" svg:height="0.992cm" draw:transform="rotate (-1.5707963267949) translate (6.992cm 5.509cm)">
          <draw:text-box>
            <text:p><text:span text:style-name="T3">72</text:span><text:span text:style-name="T3">ピクセル</text:span></text:p>
          </draw:text-box>
        </draw:frame>
        <draw:frame draw:style-name="gr16" draw:text-style-name="P8" draw:layer="layout" svg:width="6.25cm" svg:height="1.75cm" svg:x="21.75cm" svg:y="8.009cm">
          <draw:text-box>
            <text:p><text:span text:style-name="T3">横格子位置 </text:span><text:span text:style-name="T3">6 % 4 = 2</text:span></text:p>
            <text:p><text:span text:style-name="T3">縦格子位置 </text:span><text:span text:style-name="T3">6 // 4 = 1</text:span></text:p>
          </draw:text-box>
        </draw:frame>
        <draw:frame draw:style-name="gr17" draw:text-style-name="P7" draw:layer="layout" svg:width="1.895cm" svg:height="0.992cm" svg:x="8.105cm" svg:y="6.509cm">
          <draw:text-box>
            <text:p><text:span text:style-name="T2">(0, 0)</text:span></text:p>
          </draw:text-box>
        </draw:frame>
        <draw:frame draw:style-name="gr17" draw:text-style-name="P7" draw:layer="layout" svg:width="1.895cm" svg:height="0.992cm" svg:x="10.75cm" svg:y="6.509cm">
          <draw:text-box>
            <text:p><text:span text:style-name="T2">(1, 0)</text:span></text:p>
          </draw:text-box>
        </draw:frame>
        <draw:frame draw:style-name="gr17" draw:text-style-name="P7" draw:layer="layout" svg:width="1.895cm" svg:height="0.992cm" svg:x="13.5cm" svg:y="6.509cm">
          <draw:text-box>
            <text:p><text:span text:style-name="T2">(2, 0)</text:span></text:p>
          </draw:text-box>
        </draw:frame>
        <draw:frame draw:style-name="gr17" draw:text-style-name="P7" draw:layer="layout" svg:width="1.895cm" svg:height="0.992cm" svg:x="16.35cm" svg:y="6.517cm">
          <draw:text-box>
            <text:p><text:span text:style-name="T2">(3, 0)</text:span></text:p>
          </draw:text-box>
        </draw:frame>
        <draw:frame draw:style-name="gr17" draw:text-style-name="P7" draw:layer="layout" svg:width="1.895cm" svg:height="0.992cm" svg:x="8.11cm" svg:y="9.009cm">
          <draw:text-box>
            <text:p><text:span text:style-name="T2">(0, 1)</text:span></text:p>
          </draw:text-box>
        </draw:frame>
        <draw:frame draw:style-name="gr17" draw:text-style-name="P7" draw:layer="layout" svg:width="1.895cm" svg:height="0.992cm" svg:x="10.755cm" svg:y="9.009cm">
          <draw:text-box>
            <text:p><text:span text:style-name="T2">(1, 1)</text:span></text:p>
          </draw:text-box>
        </draw:frame>
        <draw:frame draw:style-name="gr17" draw:text-style-name="P7" draw:layer="layout" svg:width="1.895cm" svg:height="0.992cm" svg:x="13.505cm" svg:y="9.009cm">
          <draw:text-box>
            <text:p><text:span text:style-name="T2">(2, 1)</text:span></text:p>
          </draw:text-box>
        </draw:frame>
        <draw:frame draw:style-name="gr17" draw:text-style-name="P7" draw:layer="layout" svg:width="1.895cm" svg:height="0.992cm" svg:x="16.355cm" svg:y="9.017cm">
          <draw:text-box>
            <text:p><text:span text:style-name="T2">(3, 1)</text:span></text:p>
          </draw:text-box>
        </draw:frame>
        <draw:frame draw:style-name="gr17" draw:text-style-name="P7" draw:layer="layout" svg:width="1.895cm" svg:height="0.992cm" svg:x="8.11cm" svg:y="11.509cm">
          <draw:text-box>
            <text:p><text:span text:style-name="T2">(0, 2)</text:span></text:p>
          </draw:text-box>
        </draw:frame>
        <draw:frame draw:style-name="gr17" draw:text-style-name="P7" draw:layer="layout" svg:width="1.895cm" svg:height="0.992cm" svg:x="10.755cm" svg:y="11.509cm">
          <draw:text-box>
            <text:p><text:span text:style-name="T2">(1, 2)</text:span></text:p>
          </draw:text-box>
        </draw:frame>
        <draw:frame draw:style-name="gr17" draw:text-style-name="P7" draw:layer="layout" svg:width="1.895cm" svg:height="0.992cm" svg:x="16.355cm" svg:y="11.517cm">
          <draw:text-box>
            <text:p><text:span text:style-name="T2">(3, 2)</text:span></text:p>
          </draw:text-box>
        </draw:frame>
        <draw:polyline draw:style-name="gr18" draw:text-style-name="P1" draw:layer="layout" svg:width="6.517cm" svg:height="3.743cm" draw:transform="rotate (0.58800142499689) translate (13.2499994107257cm 8.0089991160863cm)" svg:viewBox="0 0 6518 3744" draw:points="0,0 901,0 6518,3744">
          <text:p/>
        </draw:polyline>
        <draw:frame draw:style-name="gr19" draw:text-style-name="P7" draw:layer="layout" svg:width="4.291cm" svg:height="0.992cm" svg:x="20.75cm" svg:y="7.009cm">
          <draw:text-box>
            <text:p><text:span text:style-name="T3">位置 </text:span><text:span text:style-name="T3">(256, 72)</text:span></text:p>
          </draw:text-box>
        </draw:frame>
        <draw:frame draw:style-name="gr17" draw:text-style-name="P7" draw:layer="layout" svg:width="1.895cm" svg:height="0.992cm" svg:x="13.505cm" svg:y="11.509cm">
          <draw:text-box>
            <text:p><text:span text:style-name="T2">(2, 2)</text:span></text:p>
          </draw:text-box>
        </draw:frame>
        <draw:line draw:style-name="gr14" draw:text-style-name="P1" draw:layer="layout" svg:x1="7.75cm" svg:y1="4.009cm" svg:x2="18.5cm" svg:y2="4.009cm">
          <text:p/>
        </draw:line>
        <draw:frame draw:style-name="gr20" draw:text-style-name="P8" draw:layer="layout" svg:width="2.297cm" svg:height="0.992cm" svg:x="7.953cm" svg:y="3.009cm">
          <draw:text-box>
            <text:p><text:span text:style-name="T3">格子数</text:span><text:span text:style-name="T3">4</text:span></text:p>
          </draw:text-box>
        </draw:frame>
        <draw:line draw:style-name="gr14" draw:text-style-name="P1" draw:layer="layout" svg:x1="5.75cm" svg:y1="13.259cm" svg:x2="5.75cm" svg:y2="5.609cm">
          <text:p/>
        </draw:line>
        <draw:frame draw:style-name="gr20" draw:text-style-name="P8" draw:layer="layout" svg:width="2.297cm" svg:height="0.992cm" draw:transform="rotate (-1.5707963267949) translate (5.5cm 5.609cm)">
          <draw:text-box>
            <text:p><text:span text:style-name="T3">格子数</text:span><text:span text:style-name="T3">3</text:span></text:p>
          </draw:text-box>
        </draw:frame>
      </draw:page>
      <draw:page draw:name="page4" draw:style-name="dp1" draw:master-page-name="標準">
        <draw:custom-shape draw:style-name="gr21" draw:text-style-name="P9" draw:layer="layout" svg:width="5.3cm" svg:height="1.9cm" svg:x="19.7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5.3cm" svg:height="1.9cm" svg:x="3cm" svg:y="6.9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5.074cm" svg:height="0.882cm" svg:x="3.1cm" svg:y="7.426cm">
          <draw:text-box>
            <text:p><text:span text:style-name="T4">HTMLTrackElement</text:span></text:p>
          </draw:text-box>
        </draw:frame>
        <draw:custom-shape draw:style-name="gr21" draw:text-style-name="P9" draw:layer="layout" svg:width="5.3cm" svg:height="1.9cm" svg:x="11.1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8.6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0" draw:layer="layout" svg:width="2.788cm" svg:height="0.882cm" svg:x="12.237cm" svg:y="7.526cm">
          <draw:text-box>
            <text:p><text:span text:style-name="T4">TextTrack</text:span></text:p>
          </draw:text-box>
        </draw:frame>
        <draw:frame draw:style-name="gr25" draw:text-style-name="P10" draw:layer="layout" svg:width="4.549cm" svg:height="0.882cm" svg:x="20.1cm" svg:y="7.5cm">
          <draw:text-box>
            <text:p><text:span text:style-name="T4">TextTrackCueList</text:span></text:p>
          </draw:text-box>
        </draw:frame>
        <draw:frame draw:style-name="gr26" draw:text-style-name="P10" draw:layer="layout" svg:width="1.869cm" svg:height="0.882cm" svg:x="8.8cm" svg:y="6.426cm">
          <draw:text-box>
            <text:p><text:span text:style-name="T4">.track</text:span></text:p>
          </draw:text-box>
        </draw:frame>
        <draw:custom-shape draw:style-name="gr23" draw:text-style-name="P11" draw:layer="layout" svg:width="2.3cm" svg:height="1.2cm" svg:x="16.9cm" svg:y="7.3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0" draw:layer="layout" svg:width="3.262cm" svg:height="0.882cm" svg:x="16.5cm" svg:y="6.5cm">
          <draw:text-box>
            <text:p><text:span text:style-name="T4">.activeCues</text:span></text:p>
          </draw:text-box>
        </draw:frame>
        <draw:custom-shape draw:style-name="gr23" draw:text-style-name="P11" draw:layer="layout" svg:width="2.3cm" svg:height="1.2cm" svg:x="3.46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8" draw:text-style-name="P10" draw:layer="layout" svg:width="1.243cm" svg:height="0.882cm" svg:x="3.863cm" svg:y="9.526cm">
          <draw:text-box>
            <text:p><text:span text:style-name="T4">[0]</text:span></text:p>
          </draw:text-box>
        </draw:frame>
        <draw:custom-shape draw:style-name="gr21" draw:text-style-name="P9" draw:layer="layout" svg:width="5.3cm" svg:height="1.9cm" svg:x="5.9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3.715cm" svg:height="0.882cm" svg:x="6.6cm" svg:y="10.5cm">
          <draw:text-box>
            <text:p><text:span text:style-name="T4">TextTrackCue</text:span></text:p>
          </draw:text-box>
        </draw:frame>
        <draw:custom-shape draw:style-name="gr23" draw:text-style-name="P11" draw:layer="layout" svg:width="2.3cm" svg:height="1.2cm" svg:x="11.7cm" svg:y="10.4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10" draw:layer="layout" svg:width="1.611cm" svg:height="0.882cm" svg:x="12cm" svg:y="9.6cm">
          <draw:text-box>
            <text:p><text:span text:style-name="T4">.text</text:span></text:p>
          </draw:text-box>
        </draw:frame>
        <draw:custom-shape draw:style-name="gr21" draw:text-style-name="P9" draw:layer="layout" svg:width="5.3cm" svg:height="1.9cm" svg:x="14.5cm" svg:y="10cm">
          <text:p/>
          <draw:enhanced-geometry svg:viewBox="0 0 21600 21600" draw:type="rectangle" draw:enhanced-path="M 0 0 L 21600 0 21600 21600 0 21600 0 0 Z N"/>
        </draw:custom-shape>
        <draw:frame draw:style-name="gr31" draw:text-style-name="P10" draw:layer="layout" svg:width="3.85cm" svg:height="0.992cm" svg:x="15.3cm" svg:y="10.5cm">
          <draw:text-box>
            <text:p><text:span text:style-name="T4">string</text:span><text:span text:style-name="T4">（字幕）</text:span></text:p>
          </draw:text-box>
        </draw:frame>
        <draw:frame draw:style-name="gr32" draw:text-style-name="P10" draw:layer="layout" svg:width="14.54cm" svg:height="0.992cm" svg:x="11cm" svg:y="12.712cm">
          <draw:text-box>
            <text:p><text:span text:style-name="T4">† </text:span><text:span text:style-name="T4">枠内がオブジェクト、矢印上がそこから取得するプロパティ</text:span></text:p>
          </draw:text-box>
        </draw:frame>
        <draw:frame draw:style-name="gr8" draw:text-style-name="P4" draw:layer="layout" svg:width="1.294cm" svg:height="0.882cm" svg:x="0.719cm" svg:y="0.5cm">
          <draw:text-box>
            <text:p><text:span text:style-name="T1">1.7</text:span></text:p>
          </draw:text-box>
        </draw:frame>
      </draw:page>
      <draw:page draw:name="page5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custom-shape draw:style-name="gr33" draw:text-style-name="P9" draw:layer="layout" svg:width="3.299cm" svg:height="1.9cm" svg:x="3.6cm" svg:y="7.208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2.999cm" svg:height="1.623cm" svg:x="3.7cm" svg:y="7.335cm">
          <draw:text-box>
            <text:p><text:span text:style-name="T4">初期状態</text:span></text:p>
            <text:p><text:span text:style-name="T4">undefined</text:span></text:p>
          </draw:text-box>
        </draw:frame>
        <draw:frame draw:style-name="gr35" draw:text-style-name="P12" draw:layer="layout" svg:width="3cm" svg:height="0.882cm" svg:x="6.799cm" svg:y="6.926cm">
          <draw:text-box>
            <text:p><text:span text:style-name="T5">mousedown</text:span></text:p>
          </draw:text-box>
        </draw:frame>
        <draw:custom-shape draw:style-name="gr23" draw:text-style-name="P11" draw:layer="layout" svg:width="2.3cm" svg:height="1.2cm" svg:x="13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11" draw:layer="layout" svg:width="1.1cm" svg:height="1.2cm" draw:transform="rotate (-1.5707963267949) translate (24.099cm 9.3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" draw:text-style-name="P10" draw:layer="layout" svg:width="8.101cm" svg:height="0.992cm" svg:x="4.999cm" svg:y="12.008cm">
          <draw:text-box>
            <text:p><text:span text:style-name="T4">† </text:span><text:span text:style-name="T4">枠内が状態、矢印上がイベント</text:span></text:p>
          </draw:text-box>
        </draw:frame>
        <draw:frame draw:style-name="gr38" draw:text-style-name="P10" draw:layer="layout" svg:width="3.918cm" svg:height="0.882cm" svg:x="9.499cm" svg:y="6.126cm">
          <draw:text-box>
            <text:p><text:span text:style-name="T4">mouseDown()</text:span></text:p>
          </draw:text-box>
        </draw:frame>
        <draw:custom-shape draw:style-name="gr23" draw:text-style-name="P11" draw:layer="layout" svg:width="2.3cm" svg:height="1.2cm" svg:x="7.2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12" draw:layer="layout" svg:width="3.017cm" svg:height="0.882cm" svg:x="12.982cm" svg:y="6.808cm">
          <draw:text-box>
            <text:p><text:span text:style-name="T5">mousemove</text:span></text:p>
          </draw:text-box>
        </draw:frame>
        <draw:frame draw:style-name="gr40" draw:text-style-name="P10" draw:layer="layout" svg:width="3.804cm" svg:height="0.882cm" svg:x="15.695cm" svg:y="6.108cm">
          <draw:text-box>
            <text:p><text:span text:style-name="T4">mouseMove()</text:span></text:p>
          </draw:text-box>
        </draw:frame>
        <draw:frame draw:style-name="gr41" draw:text-style-name="P12" draw:layer="layout" svg:width="2.399cm" svg:height="0.882cm" svg:x="19.3cm" svg:y="6.708cm">
          <draw:text-box>
            <text:p><text:span text:style-name="T5">mouseup</text:span></text:p>
          </draw:text-box>
        </draw:frame>
        <draw:frame draw:style-name="gr42" draw:text-style-name="P10" draw:layer="layout" svg:width="3.199cm" svg:height="0.882cm" svg:x="21.999cm" svg:y="6.126cm">
          <draw:text-box>
            <text:p><text:span text:style-name="T4">mouseUp()</text:span></text:p>
          </draw:text-box>
        </draw:frame>
        <draw:custom-shape draw:style-name="gr33" draw:text-style-name="P9" draw:layer="layout" svg:width="3.299cm" svg:height="1.9cm" svg:x="9.8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0.099cm" svg:y="7.308cm">
          <draw:text-box>
            <text:p><text:span text:style-name="T4">選択開始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15.9cm" svg:y="7.208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2.7cm" svg:height="1.623cm" svg:x="16.199cm" svg:y="7.385cm">
          <draw:text-box>
            <text:p><text:span text:style-name="T4">移動中</text:span></text:p>
            <text:p><text:span text:style-name="T4">“</text:span><text:span text:style-name="T4">down”</text:span></text:p>
          </draw:text-box>
        </draw:frame>
        <draw:custom-shape draw:style-name="gr33" draw:text-style-name="P9" draw:layer="layout" svg:width="3.299cm" svg:height="1.9cm" svg:x="21.899cm" svg:y="7.20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2.3cm" svg:height="1.2cm" svg:x="19.399cm" svg:y="7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0" draw:layer="layout" svg:width="2.894cm" svg:height="1.623cm" svg:x="22.199cm" svg:y="7.385cm">
          <draw:text-box>
            <text:p><text:span text:style-name="T4">選択終了</text:span></text:p>
            <text:p><text:span text:style-name="T4">undefined</text:span></text:p>
          </draw:text-box>
        </draw:frame>
        <draw:polyline draw:style-name="gr45" draw:text-style-name="P1" draw:layer="layout" svg:width="0.599cm" svg:height="16.899cm" draw:transform="rotate (-1.5707963267949) translate (22.099cm 9.308cm)" svg:viewBox="0 0 600 16900" draw:points="0,0 600,0 600,16900 0,16900">
          <text:p/>
        </draw:polyline>
        <draw:custom-shape draw:style-name="gr33" draw:text-style-name="P9" draw:layer="layout" svg:width="3.299cm" svg:height="1.9cm" svg:x="21.899cm" svg:y="10.508cm">
          <text:p/>
          <draw:enhanced-geometry svg:viewBox="0 0 21600 21600" draw:type="rectangle" draw:enhanced-path="M 0 0 L 21600 0 21600 21600 0 21600 0 0 Z N"/>
        </draw:custom-shape>
        <draw:frame draw:style-name="gr46" draw:text-style-name="P10" draw:layer="layout" svg:width="2.5cm" svg:height="0.992cm" svg:x="22.299cm" svg:y="10.908cm">
          <draw:text-box>
            <text:p><text:span text:style-name="T4">リスナー</text:span></text:p>
          </draw:text-box>
        </draw:frame>
        <draw:frame draw:style-name="gr47" draw:text-style-name="P12" draw:layer="layout" svg:width="2.983cm" svg:height="0.882cm" svg:x="24.016cm" svg:y="9.326cm">
          <draw:text-box>
            <text:p><text:span text:style-name="T5">regionselect</text:span></text:p>
          </draw:text-box>
        </draw:frame>
      </draw:page>
      <draw:page draw:name="page6" draw:style-name="dp1" draw:master-page-name="標準">
        <draw:custom-shape draw:style-name="gr48" draw:text-style-name="P13" draw:layer="layout" svg:width="4.9cm" svg:height="1.2cm" svg:x="18.5cm" svg:y="14.9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9" draw:text-style-name="P14" draw:layer="layout" svg:width="14.5cm" svg:height="4.7cm" svg:x="14.8cm" svg:y="7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0" draw:text-style-name="P1" draw:layer="layout" svg:x1="24.5cm" svg:y1="9.4cm" svg:x2="23.4cm" svg:y2="14.9cm">
          <text:p/>
        </draw:line>
        <draw:line draw:style-name="gr50" draw:text-style-name="P1" draw:layer="layout" svg:x1="19.1cm" svg:y1="9.5cm" svg:x2="19.8cm" svg:y2="14.9cm">
          <text:p/>
        </draw:line>
        <draw:frame draw:style-name="gr8" draw:text-style-name="P4" draw:layer="layout" svg:width="1.294cm" svg:height="0.882cm" svg:x="0.72cm" svg:y="0.5cm">
          <draw:text-box>
            <text:p><text:span text:style-name="T1">2.8</text:span></text:p>
          </draw:text-box>
        </draw:frame>
        <draw:frame draw:style-name="gr51" draw:text-style-name="P5" draw:layer="layout" svg:width="1.493cm" svg:height="1.01cm" svg:x="9.7cm" svg:y="11.8cm">
          <draw:text-box>
            <text:p>矩形</text:p>
          </draw:text-box>
        </draw:frame>
        <draw:custom-shape draw:style-name="gr52" draw:text-style-name="P14" draw:layer="layout" svg:width="10.9cm" svg:height="3.1cm" svg:x="1.5cm" svg:y="11.3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3" draw:text-style-name="P1" draw:layer="layout" svg:x1="1.6cm" svg:y1="9.2cm" svg:x2="1.5cm" svg:y2="14.4cm">
          <text:p/>
        </draw:line>
        <draw:line draw:style-name="gr53" draw:text-style-name="P1" draw:layer="layout" svg:x1="4.3cm" svg:y1="6.1cm" svg:x2="4.2cm" svg:y2="11.3cm">
          <text:p/>
        </draw:line>
        <draw:line draw:style-name="gr53" draw:text-style-name="P1" draw:layer="layout" svg:x1="12.5cm" svg:y1="6.2cm" svg:x2="12.4cm" svg:y2="11.4cm">
          <text:p/>
        </draw:line>
        <draw:line draw:style-name="gr53" draw:text-style-name="P1" draw:layer="layout" svg:x1="9.8cm" svg:y1="9.2cm" svg:x2="9.7cm" svg:y2="14.4cm">
          <text:p/>
        </draw:line>
        <draw:custom-shape draw:style-name="gr52" draw:text-style-name="P14" draw:layer="layout" svg:width="10.9cm" svg:height="3.1cm" svg:x="1.6cm" svg:y="6.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5" draw:layer="layout" svg:width="2.483cm" svg:height="0.992cm" svg:x="6.1cm" svg:y="6.5cm">
          <draw:text-box>
            <text:p>表示画像</text:p>
          </draw:text-box>
        </draw:frame>
        <draw:frame draw:style-name="gr54" draw:text-style-name="P5" draw:layer="layout" svg:width="1.895cm" svg:height="0.882cm" svg:x="2.5cm" svg:y="10.6cm">
          <draw:text-box>
            <text:p>(0, 0)</text:p>
          </draw:text-box>
        </draw:frame>
        <draw:custom-shape draw:style-name="gr48" draw:text-style-name="P13" draw:layer="layout" svg:width="4.9cm" svg:height="1.2cm" svg:x="3.7cm" svg:y="12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5" draw:text-style-name="P5" draw:layer="layout" svg:width="4.96cm" svg:height="0.992cm" svg:x="4.7cm" svg:y="11.2cm">
          <draw:text-box>
            <text:p>矩形描画キャンバス</text:p>
          </draw:text-box>
        </draw:frame>
        <draw:frame draw:style-name="gr56" draw:text-style-name="P5" draw:layer="layout" svg:width="1.831cm" svg:height="0.882cm" svg:x="3.2cm" svg:y="11.718cm">
          <draw:text-box>
            <text:p>(x, y)</text:p>
          </draw:text-box>
        </draw:frame>
        <draw:custom-shape draw:style-name="gr57" draw:text-style-name="P15" draw:layer="layout" svg:width="0.4cm" svg:height="0.4cm" svg:x="4.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9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.871cm" svg:y="6.8cm">
          <draw:text-box>
            <text:p>213</text:p>
          </draw:text-box>
        </draw:frame>
        <draw:frame draw:style-name="gr54" draw:text-style-name="P5" draw:layer="layout" svg:width="1.895cm" svg:height="0.882cm" svg:x="3.405cm" svg:y="5.2cm">
          <draw:text-box>
            <text:p>(0, 0)</text:p>
          </draw:text-box>
        </draw:frame>
        <draw:custom-shape draw:style-name="gr57" draw:text-style-name="P15" draw:layer="layout" svg:width="0.4cm" svg:height="0.4cm" svg:x="4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7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5" draw:layer="layout" svg:width="3.969cm" svg:height="0.992cm" svg:x="20.8cm" svg:y="7.508cm">
          <draw:text-box>
            <text:p>もともとの画像</text:p>
          </draw:text-box>
        </draw:frame>
        <draw:custom-shape draw:style-name="gr60" draw:text-style-name="P13" draw:layer="layout" svg:width="7.2cm" svg:height="2cm" svg:x="17.3cm" svg:y="9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1" draw:text-style-name="P5" draw:layer="layout" svg:width="1.493cm" svg:height="0.992cm" svg:x="5.4cm" svg:y="12.5cm">
          <draw:text-box>
            <text:p>矩形</text:p>
          </draw:text-box>
        </draw:frame>
        <draw:frame draw:style-name="gr62" draw:text-style-name="P16" draw:layer="layout" svg:width="3.474cm" svg:height="1.733cm" svg:x="19cm" svg:y="9.6cm">
          <draw:text-box>
            <text:p text:style-name="P13">矩形</text:p>
            <text:p text:style-name="P13">（コピー元）</text:p>
          </draw:text-box>
        </draw:frame>
        <draw:custom-shape draw:style-name="gr57" draw:text-style-name="P15" draw:layer="layout" svg:width="0.4cm" svg:height="0.4cm" svg:x="18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5" draw:layer="layout" svg:width="0.4cm" svg:height="0.4cm" svg:x="4.8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0" draw:text-style-name="P1" draw:layer="layout" svg:x1="5cm" svg:y1="12.329cm" svg:x2="18.7cm" svg:y2="9.5cm">
          <text:p/>
        </draw:line>
        <draw:line draw:style-name="gr50" draw:text-style-name="P1" draw:layer="layout" svg:x1="7.4cm" svg:y1="13.5cm" svg:x2="22.4cm" svg:y2="11.5cm">
          <text:p/>
        </draw:line>
        <draw:frame draw:style-name="gr63" draw:text-style-name="P5" draw:layer="layout" svg:width="4.845cm" svg:height="0.882cm" svg:x="16.955cm" svg:y="8.5cm">
          <draw:text-box>
            <text:p>(x*scale, y*scale)</text:p>
          </draw:text-box>
        </draw:frame>
        <draw:line draw:style-name="gr50" draw:text-style-name="P1" draw:layer="layout" svg:x1="17.3cm" svg:y1="11.4cm" svg:x2="18.5cm" svg:y2="16.2cm">
          <text:p/>
        </draw:line>
        <draw:line draw:style-name="gr50" draw:text-style-name="P1" draw:layer="layout" svg:x1="22.6cm" svg:y1="11.4cm" svg:x2="22.2cm" svg:y2="16cm">
          <text:p/>
        </draw:line>
        <draw:frame draw:style-name="gr64" draw:text-style-name="P5" draw:layer="layout" svg:width="2.979cm" svg:height="0.992cm" svg:x="19.407cm" svg:y="15cm">
          <draw:text-box>
            <text:p>キャンバス</text:p>
          </draw:text-box>
        </draw:frame>
        <draw:frame draw:style-name="gr54" draw:text-style-name="P5" draw:layer="layout" svg:width="1.895cm" svg:height="0.882cm" svg:x="17.3cm" svg:y="6.8cm">
          <draw:text-box>
            <text:p>(0, 0)</text:p>
          </draw:text-box>
        </draw:frame>
        <draw:custom-shape draw:style-name="gr57" draw:text-style-name="P15" draw:layer="layout" svg:width="0.4cm" svg:height="0.4cm" svg:x="18.2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7" draw:layer="layout" svg:width="1.429cm" svg:height="0.883cm" svg:x="7.171cm" svg:y="5.3cm">
          <draw:text-box>
            <text:p>320</text:p>
          </draw:text-box>
        </draw:frame>
        <draw:frame draw:style-name="gr65" draw:text-style-name="P17" draw:layer="layout" svg:width="1.429cm" svg:height="0.883cm" svg:x="6.671cm" svg:y="10.5cm">
          <draw:text-box>
            <text:p>320</text:p>
          </draw:text-box>
        </draw:frame>
        <draw:frame draw:style-name="gr58" draw:text-style-name="P5" draw:layer="layout" svg:width="1.429cm" svg:height="0.882cm" svg:x="1.6cm" svg:y="12.018cm">
          <draw:text-box>
            <text:p>213</text:p>
          </draw:text-box>
        </draw:frame>
        <draw:frame draw:style-name="gr65" draw:text-style-name="P17" draw:layer="layout" svg:width="1.831cm" svg:height="0.883cm" svg:x="4.6cm" svg:y="13.417cm">
          <draw:text-box>
            <text:p>width</text:p>
          </draw:text-box>
        </draw:frame>
        <draw:frame draw:style-name="gr65" draw:text-style-name="P17" draw:layer="layout" svg:width="2.013cm" svg:height="0.883cm" svg:x="7.9cm" svg:y="12.5cm">
          <draw:text-box>
            <text:p>height</text:p>
          </draw:text-box>
        </draw:frame>
        <draw:frame draw:style-name="gr65" draw:text-style-name="P17" draw:layer="layout" svg:width="3.338cm" svg:height="0.883cm" svg:x="18.4cm" svg:y="11.217cm">
          <draw:text-box>
            <text:p>width*scale</text:p>
          </draw:text-box>
        </draw:frame>
        <draw:frame draw:style-name="gr65" draw:text-style-name="P17" draw:layer="layout" svg:width="3.52cm" svg:height="0.883cm" svg:x="23.48cm" svg:y="10.2cm">
          <draw:text-box>
            <text:p>height*scale</text:p>
          </draw:text-box>
        </draw:frame>
        <draw:frame draw:style-name="gr56" draw:text-style-name="P5" draw:layer="layout" svg:width="1.831cm" svg:height="0.882cm" svg:x="18.2cm" svg:y="14.2cm">
          <draw:text-box>
            <text:p>(x, y)</text:p>
          </draw:text-box>
        </draw:frame>
        <draw:frame draw:style-name="gr65" draw:text-style-name="P17" draw:layer="layout" svg:width="1.831cm" svg:height="0.883cm" svg:x="19.6cm" svg:y="15.899cm">
          <draw:text-box>
            <text:p>width</text:p>
          </draw:text-box>
        </draw:frame>
        <draw:frame draw:style-name="gr65" draw:text-style-name="P17" draw:layer="layout" svg:width="2.013cm" svg:height="0.883cm" svg:x="22.7cm" svg:y="15.217cm">
          <draw:text-box>
            <text:p>height</text:p>
          </draw:text-box>
        </draw:frame>
        <draw:frame draw:style-name="gr65" draw:text-style-name="P17" draw:layer="layout" svg:width="1.738cm" svg:height="0.883cm" svg:x="22.262cm" svg:y="6.8cm">
          <draw:text-box>
            <text:p>1280</text:p>
          </draw:text-box>
        </draw:frame>
        <draw:frame draw:style-name="gr65" draw:text-style-name="P17" draw:layer="layout" svg:width="1.429cm" svg:height="0.883cm" svg:x="15.2cm" svg:y="9.4cm">
          <draw:text-box>
            <text:p>853</text:p>
          </draw:text-box>
        </draw:frame>
      </draw:page>
      <draw:page draw:name="page7" draw:style-name="dp1" draw:master-page-name="標準">
        <draw:custom-shape draw:style-name="gr66" draw:text-style-name="P18" draw:layer="layout" svg:width="8cm" svg:height="0.9cm" svg:x="8.85cm" svg:y="13.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3.5cm" svg:x2="12.7cm" svg:y2="14.2cm">
          <text:p/>
        </draw:line>
        <draw:custom-shape draw:style-name="gr68" draw:text-style-name="P20" draw:layer="layout" svg:width="8cm" svg:height="0.9cm" svg:x="8.85cm" svg:y="12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2.5cm" svg:x2="12.7cm" svg:y2="13.1cm">
          <text:p/>
        </draw:line>
        <draw:custom-shape draw:style-name="gr69" draw:text-style-name="P21" draw:layer="layout" svg:width="8cm" svg:height="0.9cm" svg:x="8.85cm" svg:y="11.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67" draw:text-style-name="P19" draw:layer="layout" svg:x1="12.7cm" svg:y1="11.3cm" svg:x2="12.7cm" svg:y2="11.9cm">
          <text:p/>
        </draw:line>
        <draw:custom-shape draw:style-name="gr70" draw:text-style-name="P22" draw:layer="layout" svg:width="8cm" svg:height="0.9cm" svg:x="8.85cm" svg:y="10.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71" draw:text-style-name="P19" draw:layer="layout" svg:x1="12.7cm" svg:y1="9.6cm" svg:x2="12.7cm" svg:y2="10.8cm">
          <text:p/>
        </draw:line>
        <draw:custom-shape draw:style-name="gr72" draw:text-style-name="P23" draw:layer="layout" svg:width="0.4cm" svg:height="0.4cm" svg:x="12.5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" draw:layer="layout" svg:width="0.841cm" svg:height="0.882cm" svg:x="10.059cm" svg:y="13.9cm">
          <draw:text-box>
            <text:p>R</text:p>
          </draw:text-box>
        </draw:frame>
        <draw:frame draw:style-name="gr74" draw:text-style-name="P5" draw:layer="layout" svg:width="0.862cm" svg:height="0.882cm" svg:x="10cm" svg:y="12.818cm">
          <draw:text-box>
            <text:p>G</text:p>
          </draw:text-box>
        </draw:frame>
        <draw:frame draw:style-name="gr73" draw:text-style-name="P5" draw:layer="layout" svg:width="0.841cm" svg:height="0.882cm" svg:x="10cm" svg:y="11.718cm">
          <draw:text-box>
            <text:p>R</text:p>
          </draw:text-box>
        </draw:frame>
        <draw:frame draw:style-name="gr75" draw:text-style-name="P5" draw:layer="layout" svg:width="0.836cm" svg:height="0.882cm" svg:x="9.959cm" svg:y="10.518cm">
          <draw:text-box>
            <text:p>A</text:p>
          </draw:text-box>
        </draw:frame>
        <draw:custom-shape draw:style-name="gr72" draw:text-style-name="P23" draw:layer="layout" svg:width="0.4cm" svg:height="0.4cm" svg:x="12.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3" draw:layer="layout" svg:width="0.4cm" svg:height="0.4cm" svg:x="12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5" draw:layer="layout" svg:width="1.429cm" svg:height="0.882cm" svg:x="12.7cm" svg:y="13.718cm">
          <draw:text-box>
            <text:p>153</text:p>
          </draw:text-box>
        </draw:frame>
        <draw:frame draw:style-name="gr76" draw:text-style-name="P5" draw:layer="layout" svg:width="1.12cm" svg:height="0.882cm" svg:x="12.671cm" svg:y="12.718cm">
          <draw:text-box>
            <text:p>26</text:p>
          </draw:text-box>
        </draw:frame>
        <draw:frame draw:style-name="gr58" draw:text-style-name="P5" draw:layer="layout" svg:width="1.429cm" svg:height="0.882cm" svg:x="12.701cm" svg:y="13.718cm">
          <draw:text-box>
            <text:p>153</text:p>
          </draw:text-box>
        </draw:frame>
        <draw:frame draw:style-name="gr58" draw:text-style-name="P5" draw:layer="layout" svg:width="1.429cm" svg:height="0.882cm" svg:x="12.7cm" svg:y="11.518cm">
          <draw:text-box>
            <text:p>102</text:p>
          </draw:text-box>
        </draw:frame>
        <draw:frame draw:style-name="gr58" draw:text-style-name="P5" draw:layer="layout" svg:width="1.429cm" svg:height="0.882cm" svg:x="12.671cm" svg:y="10.418cm">
          <draw:text-box>
            <text:p>255</text:p>
          </draw:text-box>
        </draw:frame>
        <draw:frame draw:style-name="gr77" draw:text-style-name="P5" draw:layer="layout" svg:width="5.857cm" svg:height="0.992cm" svg:x="12.843cm" svg:y="8.908cm">
          <draw:text-box>
            <text:p>紫(153, 26, 102, 255)</text:p>
          </draw:text-box>
        </draw:frame>
        <draw:frame draw:style-name="gr58" draw:text-style-name="P5" draw:layer="layout" svg:width="1.429cm" svg:height="0.882cm" svg:x="12.701cm" svg:y="11.518cm">
          <draw:text-box>
            <text:p>102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4.1</text:span></text:p>
          </draw:text-box>
        </draw:frame>
      </draw:page>
      <draw:page draw:name="page8" draw:style-name="dp1" draw:master-page-name="標準">
        <draw:custom-shape draw:style-name="gr78" draw:text-style-name="P13" draw:layer="layout" svg:width="14.9cm" svg:height="6.4cm" svg:x="4.4cm" svg:y="0.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294cm" svg:height="0.882cm" svg:x="0.72cm" svg:y="0.5cm">
          <draw:text-box>
            <text:p><text:span text:style-name="T1">4.3</text:span></text:p>
          </draw:text-box>
        </draw:frame>
        <draw:custom-shape draw:style-name="gr79" draw:text-style-name="P25" draw:layer="layout" svg:width="1.2cm" svg:height="1.2cm" svg:x="9cm" svg:y="15.8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5.8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5.8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6cm" svg:y="15.8cm">
          <text:p text:style-name="P24"><text:span text:style-name="T6">a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5.8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5.8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2cm" svg:y="15.8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7.4cm" svg:y="15.8cm">
          <text:p text:style-name="P24"><text:span text:style-name="T6">a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cm" svg:y="15.8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2cm" svg:y="15.8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3.4cm" svg:y="15.8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4.6cm" svg:y="15.8cm">
          <text:p text:style-name="P24"><text:span text:style-name="T6">a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9cm" svg:y1="16.4cm" svg:x2="20.5cm" svg:y2="16.4cm">
          <text:p/>
        </draw:line>
        <draw:custom-shape draw:style-name="gr79" draw:text-style-name="P25" draw:layer="layout" svg:width="1.2cm" svg:height="1.2cm" svg:x="9cm" svg:y="13cm">
          <text:p text:style-name="P24"><text:span text:style-name="T6">r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0.2cm" svg:y="13cm">
          <text:p text:style-name="P24"><text:span text:style-name="T6">g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4cm" svg:y="13cm">
          <text:p text:style-name="P24"><text:span text:style-name="T6">b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2.6cm" svg:y="13cm">
          <text:p text:style-name="P24"><text:span text:style-name="T6">r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3.8cm" svg:y="13cm">
          <text:p text:style-name="P24"><text:span text:style-name="T6">g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cm" svg:y="13cm">
          <text:p text:style-name="P24"><text:span text:style-name="T6">b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8.7cm" svg:y="13cm">
          <text:p text:style-name="P24"><text:span text:style-name="T6">r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9.9cm" svg:y="13cm">
          <text:p text:style-name="P24"><text:span text:style-name="T6">g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1cm" svg:y="13cm">
          <text:p text:style-name="P24"><text:span text:style-name="T6">b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6.7cm" svg:y1="13.6cm" svg:x2="18.2cm" svg:y2="13.6cm">
          <text:p/>
        </draw:line>
        <draw:custom-shape draw:style-name="gr79" draw:text-style-name="P25" draw:layer="layout" svg:width="1.2cm" svg:height="1.2cm" svg:x="9cm" svg:y="10.3cm">
          <text:p text:style-name="P24"><text:span text:style-name="T6">p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0.2cm" svg:y="10.3cm">
          <text:p text:style-name="P24"><text:span text:style-name="T6">p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13.8cm" svg:y="10.3cm">
          <text:p text:style-name="P24"><text:span text:style-name="T6">p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1.8cm" svg:y1="10.9cm" svg:x2="13.3cm" svg:y2="10.9cm">
          <text:p/>
        </draw:line>
        <draw:frame draw:style-name="gr83" draw:text-style-name="P5" draw:layer="layout" svg:width="6.288cm" svg:height="0.882cm" svg:x="9.212cm" svg:y="9.4cm">
          <draw:text-box>
            <text:p>0 <text:s text:c="4"/>1 <text:s text:c="17"/>n-1</text:p>
          </draw:text-box>
        </draw:frame>
        <draw:frame draw:style-name="gr84" draw:text-style-name="P5" draw:layer="layout" svg:width="13.7cm" svg:height="0.914cm" svg:x="9.2cm" svg:y="12.08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84" draw:text-style-name="P5" draw:layer="layout" svg:width="17.2cm" svg:height="0.914cm" svg:x="9.2cm" svg:y="14.986cm">
          <draw:text-box>
            <text:p>0 <text:s text:c="4"/>1 <text:s text:c="5"/>2 <text:s text:c="4"/>3 <text:s text:c="4"/>4 <text:s text:c="4"/>5 <text:s text:c="5"/>6 <text:s text:c="4"/>7 <text:s text:c="15"/>4n-4 4n-3 4n-2 4n-1</text:p>
          </draw:text-box>
        </draw:frame>
        <draw:custom-shape draw:style-name="gr79" draw:text-style-name="P25" draw:layer="layout" svg:width="1.2cm" svg:height="1.2cm" svg:x="6.2cm" svg:y="2.2cm">
          <text:p text:style-name="P24">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2.2cm">
          <text:p text:style-name="P24">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2.2cm">
          <text:p text:style-name="P24">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2.2cm">
          <text:p text:style-name="P24"><text:span text:style-name="T6">3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3.4cm">
          <text:p text:style-name="P24"><text:span text:style-name="T6">4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3.4cm">
          <text:p text:style-name="P24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3.4cm">
          <text:p text:style-name="P24"><text:span text:style-name="T6">6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3.4cm">
          <text:p text:style-name="P24"><text:span text:style-name="T6">7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6.2cm" svg:y="4.6cm">
          <text:p text:style-name="P24"><text:span text:style-name="T6">8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7.4cm" svg:y="4.6cm">
          <text:p text:style-name="P24"><text:span text:style-name="T6">9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8.6cm" svg:y="4.6cm">
          <text:p text:style-name="P24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9.8cm" svg:y="4.6cm">
          <text:p text:style-name="P24"><text:span text:style-name="T6">11</text:span></text:p>
          <draw:enhanced-geometry svg:viewBox="0 0 21600 21600" draw:type="rectangle" draw:enhanced-path="M 0 0 L 21600 0 21600 21600 0 21600 0 0 Z N"/>
        </draw:custom-shape>
        <draw:line draw:style-name="gr85" draw:text-style-name="P19" draw:layer="layout" svg:x1="5.8cm" svg:y1="2.2cm" svg:x2="5.8cm" svg:y2="5.9cm">
          <text:p/>
        </draw:line>
        <draw:frame draw:style-name="gr86" draw:text-style-name="P5" draw:layer="layout" svg:width="1.802cm" svg:height="0.992cm" draw:transform="rotate (-1.5707963267949) translate (5.692cm 2.9cm)">
          <draw:text-box>
            <text:p>高さ3</text:p>
          </draw:text-box>
        </draw:frame>
        <draw:line draw:style-name="gr85" draw:text-style-name="P19" draw:layer="layout" svg:x1="6.2cm" svg:y1="1.8cm" svg:x2="11cm" svg:y2="1.8cm">
          <text:p/>
        </draw:line>
        <draw:frame draw:style-name="gr86" draw:text-style-name="P5" draw:layer="layout" svg:width="1.802cm" svg:height="0.992cm" svg:x="7.6cm" svg:y="0.908cm">
          <draw:text-box>
            <text:p>横幅4</text:p>
          </draw:text-box>
        </draw:frame>
        <draw:custom-shape draw:style-name="gr87" draw:text-style-name="P28" draw:layer="layout" svg:width="1cm" svg:height="1cm" svg:x="8.7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9" draw:layer="layout" svg:x1="9.7cm" svg:y1="4.2cm" svg:x2="13.5cm" svg:y2="4.2cm">
          <text:p/>
        </draw:line>
        <draw:frame draw:style-name="gr89" draw:text-style-name="P30" draw:layer="layout" svg:width="4.841cm" svg:height="1.513cm" svg:x="13.559cm" svg:y="3.4cm">
          <draw:text-box>
            <text:p text:style-name="P29">(row, col)</text:p>
            <text:p text:style-name="P29">= cols*row + row</text:p>
          </draw:text-box>
        </draw:frame>
        <draw:frame draw:style-name="gr90" draw:text-style-name="P5" draw:layer="layout" svg:width="1.988cm" svg:height="0.992cm" svg:x="16.9cm" svg:y="1.108cm">
          <draw:text-box>
            <text:p>未使用</text:p>
          </draw:text-box>
        </draw:frame>
        <draw:frame draw:style-name="gr91" draw:text-style-name="P5" draw:layer="layout" svg:width="3.453cm" svg:height="0.882cm" svg:x="5.147cm" svg:y="10.418cm">
          <draw:text-box>
            <text:p>cv.CV_8UC1</text:p>
          </draw:text-box>
        </draw:frame>
        <draw:frame draw:style-name="gr91" draw:text-style-name="P5" draw:layer="layout" svg:width="3.453cm" svg:height="0.882cm" svg:x="5.147cm" svg:y="13.118cm">
          <draw:text-box>
            <text:p>cv.CV_8UC3</text:p>
          </draw:text-box>
        </draw:frame>
        <draw:frame draw:style-name="gr91" draw:text-style-name="P5" draw:layer="layout" svg:width="3.453cm" svg:height="0.882cm" svg:x="5.147cm" svg:y="16cm">
          <draw:text-box>
            <text:p>cv.CV_8UC4</text:p>
          </draw:text-box>
        </draw:frame>
      </draw:page>
      <draw:page draw:name="page9" draw:style-name="dp1" draw:master-page-name="標準">
        <draw:frame draw:style-name="gr92" draw:text-style-name="P31" draw:layer="layout" svg:width="1.992cm" svg:height="4.552cm" svg:x="6.508cm" svg:y="9.1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0.6cm 14.7cm)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20.892cm 14.652cm)">
          <draw:text-box>
            <text:p><text:span text:style-name="T8">[</text:span></text:p>
          </draw:text-box>
        </draw:frame>
        <draw:g>
          <draw:custom-shape draw:style-name="gr93" draw:text-style-name="P32" draw:layer="layout" svg:width="1cm" svg:height="1cm" svg:x="1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7.2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33" draw:layer="layout" svg:width="1cm" svg:height="1cm" svg:x="2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7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1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.6cm" svg:y="8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3.6cm" svg:y="8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3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4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5.6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35" draw:layer="layout" svg:width="1cm" svg:height="1cm" svg:x="4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5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3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4.1cm" svg:y="6.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5.1cm" svg:y="6.6cm">
            <text:p/>
            <draw:enhanced-geometry svg:viewBox="0 0 21600 21600" draw:type="rectangle" draw:enhanced-path="M 0 0 L 21600 0 21600 21600 0 21600 0 0 Z N"/>
          </draw:custom-shape>
        </draw:g>
        <draw:frame draw:style-name="gr97" draw:text-style-name="P10" draw:layer="layout" svg:width="0.803cm" svg:height="3.406cm" svg:x="8.142cm" svg:y="10.134cm">
          <draw:text-box>
            <text:p><text:span text:style-name="T4">r</text:span></text:p>
            <text:p text:style-name="P36"><text:span text:style-name="T4">g</text:span><text:span text:style-name="T4"><text:line-break/></text:span><text:span text:style-name="T4">b</text:span></text:p>
          </draw:text-box>
        </draw:frame>
        <draw:frame draw:style-name="gr98" draw:text-style-name="P10" draw:layer="layout" svg:width="5.4cm" svg:height="3.989cm" svg:x="10.9cm" svg:y="5.811cm">
          <draw:text-box>
            <text:p><text:span text:style-name="T4">a</text:span><text:span text:style-name="T9">11</text:span><text:span text:style-name="T4"> <text:s text:c="5"/>a</text:span><text:span text:style-name="T9">12</text:span><text:span text:style-name="T4"> <text:s text:c="7"/>a</text:span><text:span text:style-name="T9">13</text:span></text:p>
            <text:p text:style-name="P36"><text:span text:style-name="T4">a</text:span><text:span text:style-name="T9">21</text:span><text:span text:style-name="T4"> <text:s text:c="5"/>a</text:span><text:span text:style-name="T9">22</text:span><text:span text:style-name="T4"> <text:s text:c="7"/>a</text:span><text:span text:style-name="T9">23</text:span><text:span text:style-name="T4"><text:line-break/></text:span><text:span text:style-name="T4">a</text:span><text:span text:style-name="T9">31</text:span><text:span text:style-name="T4"> <text:s text:c="5"/>a</text:span><text:span text:style-name="T9">32</text:span><text:span text:style-name="T4"> <text:s text:c="7"/>a</text:span><text:span text:style-name="T9">33</text:span></text:p>
          </draw:text-box>
        </draw:frame>
        <draw:frame draw:style-name="gr99" draw:text-style-name="P38" draw:layer="layout" svg:width="5.002cm" svg:height="3.406cm" svg:x="10.9cm" svg:y="10.034cm">
          <draw:text-box>
            <text:p text:style-name="P37"><text:span text:style-name="T10">a</text:span><text:span text:style-name="T11">11 </text:span><text:span text:style-name="T12">r</text:span><text:span text:style-name="T10"> + a</text:span><text:span text:style-name="T11">12 </text:span><text:span text:style-name="T12">g</text:span><text:span text:style-name="T10"> + a</text:span><text:span text:style-name="T11">13 </text:span><text:span text:style-name="T12">b</text:span></text:p>
            <text:p text:style-name="P36"><text:span text:style-name="T10">a</text:span><text:span text:style-name="T11">21 </text:span><text:span text:style-name="T12">r</text:span><text:span text:style-name="T10"> + a</text:span><text:span text:style-name="T11">22 </text:span><text:span text:style-name="T10">g + a</text:span><text:span text:style-name="T11">23 </text:span><text:span text:style-name="T12">b</text:span><text:span text:style-name="T10"><text:line-break/></text:span><text:span text:style-name="T10">a</text:span><text:span text:style-name="T11">31 </text:span><text:span text:style-name="T12">r</text:span><text:span text:style-name="T4"> + a</text:span><text:span text:style-name="T9">32 </text:span><text:span text:style-name="T4">g + a</text:span><text:span text:style-name="T9">33 </text:span><text:span text:style-name="T13">b</text:span></text:p>
          </draw:text-box>
        </draw:frame>
        <draw:g>
          <draw:custom-shape draw:style-name="gr100" draw:text-style-name="P39" draw:layer="layout" svg:width="1cm" svg:height="1cm" svg:x="4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3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4.2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40" draw:layer="layout" svg:width="1cm" svg:height="1cm" svg:x="5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4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4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5.6cm" svg:y="5.2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6.6cm" svg:y="5.2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31" draw:layer="layout" svg:width="1.992cm" svg:height="4.552cm" svg:x="9.408cm" svg:y="4.848cm">
          <draw:text-box>
            <text:p><text:span text:style-name="T8">[</text:span></text:p>
          </draw:text-box>
        </draw:frame>
        <draw:frame draw:style-name="gr92" draw:text-style-name="P31" draw:layer="layout" svg:width="1.992cm" svg:height="4.552cm" draw:transform="rotate (-3.14159265358979) translate (17.092cm 10.3cm)">
          <draw:text-box>
            <text:p><text:span text:style-name="T8">[</text:span></text:p>
          </draw:text-box>
        </draw:frame>
        <draw:polyline draw:style-name="gr102" draw:text-style-name="P41" draw:layer="layout" svg:width="5.999cm" svg:height="1.799cm" draw:transform="rotate (-1.5707963267949) translate (7.89999999999999cm 4.7cm)" svg:viewBox="0 0 6000 1800" draw:points="0,1800 6000,1800 6000,0">
          <text:p/>
        </draw:polyline>
        <draw:polyline draw:style-name="gr102" draw:text-style-name="P41" draw:layer="layout" svg:width="5.699cm" svg:height="3.299cm" draw:transform="rotate (-1.5707963267949) translate (7.9cm 6.1cm)" svg:viewBox="0 0 5700 3300" draw:points="0,3300 5700,3300 5700,0">
          <text:p/>
        </draw:polyline>
        <draw:polyline draw:style-name="gr102" draw:text-style-name="P41" draw:layer="layout" svg:width="5.299cm" svg:height="4.799cm" draw:transform="rotate (-1.5707963267949) translate (7.9cm 7.8cm)" svg:viewBox="0 0 5300 4800" draw:points="0,4800 5300,4800 5300,0">
          <text:p/>
        </draw:polyline>
        <draw:g>
          <draw:custom-shape draw:style-name="gr93" draw:text-style-name="P32" draw:layer="layout" svg:width="1cm" svg:height="1cm" svg:x="21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1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2.6cm">
            <text:p/>
            <draw:enhanced-geometry svg:viewBox="0 0 21600 21600" draw:type="rectangle" draw:enhanced-path="M 0 0 L 21600 0 21600 21600 0 21600 0 0 Z N"/>
          </draw:custom-shape>
          <draw:custom-shape draw:style-name="gr103" draw:text-style-name="P42" draw:layer="layout" svg:width="1cm" svg:height="1cm" svg:x="22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2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1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2.3cm" svg:y="13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1cm" svg:height="1cm" svg:x="23.3cm" svg:y="13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5" draw:text-style-name="P34" draw:layer="layout" svg:width="1cm" svg:height="1cm" svg:x="22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0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1.3cm">
            <text:p/>
            <draw:enhanced-geometry svg:viewBox="0 0 21600 21600" draw:type="rectangle" draw:enhanced-path="M 0 0 L 21600 0 21600 21600 0 21600 0 0 Z N"/>
          </draw:custom-shape>
          <draw:custom-shape draw:style-name="gr104" draw:text-style-name="P43" draw:layer="layout" svg:width="1cm" svg:height="1cm" svg:x="23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1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2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3.7cm" svg:y="12.3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34" draw:layer="layout" svg:width="1cm" svg:height="1cm" svg:x="24.7cm" svg:y="12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0" draw:text-style-name="P39" draw:layer="layout" svg:width="1cm" svg:height="1cm" svg:x="24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9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0cm">
            <text:p/>
            <draw:enhanced-geometry svg:viewBox="0 0 21600 21600" draw:type="rectangle" draw:enhanced-path="M 0 0 L 21600 0 21600 21600 0 21600 0 0 Z N"/>
          </draw:custom-shape>
          <draw:custom-shape draw:style-name="gr105" draw:text-style-name="P44" draw:layer="layout" svg:width="1cm" svg:height="1cm" svg:x="25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0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4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5.4cm" svg:y="11cm">
            <text:p/>
            <draw:enhanced-geometry svg:viewBox="0 0 21600 21600" draw:type="rectangle" draw:enhanced-path="M 0 0 L 21600 0 21600 21600 0 21600 0 0 Z N"/>
          </draw:custom-shape>
          <draw:custom-shape draw:style-name="gr100" draw:text-style-name="P39" draw:layer="layout" svg:width="1cm" svg:height="1cm" svg:x="26.4cm" svg:y="11cm">
            <text:p/>
            <draw:enhanced-geometry svg:viewBox="0 0 21600 21600" draw:type="rectangle" draw:enhanced-path="M 0 0 L 21600 0 21600 21600 0 21600 0 0 Z N"/>
          </draw:custom-shape>
        </draw:g>
        <draw:line draw:style-name="gr106" draw:text-style-name="P41" draw:layer="layout" svg:x1="19.5cm" svg:y1="13.1cm" svg:x2="22.6cm" svg:y2="13.1cm">
          <text:p/>
        </draw:line>
        <draw:line draw:style-name="gr106" draw:text-style-name="P41" draw:layer="layout" svg:x1="19.5cm" svg:y1="11.9cm" svg:x2="24.1cm" svg:y2="11.9cm">
          <text:p/>
        </draw:line>
        <draw:line draw:style-name="gr106" draw:text-style-name="P41" draw:layer="layout" svg:x1="19.4cm" svg:y1="10.6cm" svg:x2="25.9cm" svg:y2="10.6cm">
          <text:p/>
        </draw:lin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08" draw:text-style-name="P10" draw:layer="layout" svg:width="0.781cm" svg:height="0.882cm" svg:x="6.7cm" svg:y="9.326cm">
          <draw:text-box>
            <text:p><text:span text:style-name="T4">P</text:span></text:p>
          </draw:text-box>
        </draw:frame>
        <draw:frame draw:style-name="gr108" draw:text-style-name="P10" draw:layer="layout" svg:width="0.836cm" svg:height="0.882cm" svg:x="4.664cm" svg:y="3.3cm">
          <draw:text-box>
            <text:p><text:span text:style-name="T4">R</text:span></text:p>
          </draw:text-box>
        </draw:frame>
        <draw:frame draw:style-name="gr108" draw:text-style-name="P45" draw:layer="layout" svg:width="0.8cm" svg:height="0.882cm" svg:x="3.2cm" svg:y="4.6cm">
          <draw:text-box>
            <text:p><text:span text:style-name="T14">B</text:span></text:p>
          </draw:text-box>
        </draw:frame>
        <draw:frame draw:style-name="gr108" draw:text-style-name="P45" draw:layer="layout" svg:width="0.862cm" svg:height="0.882cm" svg:x="1.7cm" svg:y="6.3cm">
          <draw:text-box>
            <text:p><text:span text:style-name="T14">G</text:span></text:p>
          </draw:text-box>
        </draw:frame>
        <draw:frame draw:style-name="gr109" draw:text-style-name="P10" draw:layer="layout" svg:width="1.036cm" svg:height="0.897cm" svg:x="24.464cm" svg:y="9.103cm">
          <draw:text-box>
            <text:p><text:span text:style-name="T4">R’</text:span></text:p>
          </draw:text-box>
        </draw:frame>
        <draw:frame draw:style-name="gr108" draw:text-style-name="P45" draw:layer="layout" svg:width="1cm" svg:height="0.882cm" svg:x="22.8cm" svg:y="10.326cm">
          <draw:text-box>
            <text:p><text:span text:style-name="T14">B’</text:span></text:p>
          </draw:text-box>
        </draw:frame>
        <draw:frame draw:style-name="gr108" draw:text-style-name="P45" draw:layer="layout" svg:width="1.162cm" svg:height="0.882cm" svg:x="21.338cm" svg:y="11.626cm">
          <draw:text-box>
            <text:p><text:span text:style-name="T14">G’</text:span></text:p>
          </draw:text-box>
        </draw:frame>
        <draw:frame draw:style-name="gr110" draw:text-style-name="P10" draw:layer="layout" svg:width="0.93cm" svg:height="3.406cm" svg:x="18.434cm" svg:y="10.186cm">
          <draw:text-box>
            <text:p><text:span text:style-name="T4">r’</text:span></text:p>
            <text:p text:style-name="P36"><text:span text:style-name="T4">g’</text:span><text:span text:style-name="T4"><text:line-break/></text:span><text:span text:style-name="T4">b’</text:span></text:p>
          </draw:text-box>
        </draw:frame>
        <draw:frame draw:style-name="gr92" draw:text-style-name="P31" draw:layer="layout" svg:width="1.992cm" svg:height="4.552cm" svg:x="16.8cm" svg:y="9.1cm">
          <draw:text-box>
            <text:p><text:span text:style-name="T8">[</text:span></text:p>
          </draw:text-box>
        </draw:frame>
        <draw:frame draw:style-name="gr108" draw:text-style-name="P10" draw:layer="layout" svg:width="1.008cm" svg:height="0.882cm" svg:x="16.992cm" svg:y="9.378cm">
          <draw:text-box>
            <text:p><text:span text:style-name="T4">P’</text:span></text:p>
          </draw:text-box>
        </draw:frame>
        <draw:frame draw:style-name="gr107" draw:text-style-name="P10" draw:layer="layout" svg:width="0.913cm" svg:height="0.882cm" svg:x="9cm" svg:y="5.9cm">
          <draw:text-box>
            <text:p><text:span text:style-name="T4">M</text:span></text:p>
          </draw:text-box>
        </draw:frame>
        <draw:frame draw:style-name="gr111" draw:text-style-name="P10" draw:layer="layout" svg:width="0.9cm" svg:height="0.882cm" svg:x="16.1cm" svg:y="11.3cm">
          <draw:text-box>
            <text:p><text:span text:style-name="T4">=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3</text:span></text:p>
          </draw:text-box>
        </draw:frame>
      </draw:page>
      <draw:page draw:name="page10" draw:style-name="dp1" draw:master-page-name="標準">
        <draw:custom-shape draw:style-name="gr79" draw:text-style-name="P25" draw:layer="layout" svg:width="1.2cm" svg:height="1.2cm" svg:x="10.4cm" svg:y="9.514cm">
          <text:p text:style-name="P24"><text:span text:style-name="T6">h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1.6cm" svg:y="9.514cm">
          <text:p text:style-name="P24"><text:span text:style-name="T6">s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25" draw:layer="layout" svg:width="1.2cm" svg:height="1.2cm" svg:x="12.8cm" svg:y="9.514cm">
          <text:p text:style-name="P24"><text:span text:style-name="T6">v</text:span><text:span text:style-name="T7">0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4cm" svg:y="9.514cm">
          <text:p text:style-name="P24"><text:span text:style-name="T6">h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5.2cm" svg:y="9.514cm">
          <text:p text:style-name="P24"><text:span text:style-name="T6">s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1.2cm" svg:height="1.2cm" svg:x="16.4cm" svg:y="9.514cm">
          <text:p text:style-name="P24"><text:span text:style-name="T7">v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0.1cm" svg:y="9.514cm">
          <text:p text:style-name="P24"><text:span text:style-name="T6">h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1.3cm" svg:y="9.514cm">
          <text:p text:style-name="P24"><text:span text:style-name="T6">s</text:span><text:span text:style-name="T7">n-1</text:span></text:p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1.2cm" svg:height="1.2cm" svg:x="22.5cm" svg:y="9.514cm">
          <text:p text:style-name="P24"><text:span text:style-name="T6">v</text:span><text:span text:style-name="T7">n-1</text:span></text:p>
          <draw:enhanced-geometry svg:viewBox="0 0 21600 21600" draw:type="rectangle" draw:enhanced-path="M 0 0 L 21600 0 21600 21600 0 21600 0 0 Z N"/>
        </draw:custom-shape>
        <draw:line draw:style-name="gr82" draw:text-style-name="P19" draw:layer="layout" svg:x1="18.1cm" svg:y1="10.114cm" svg:x2="19.6cm" svg:y2="10.114cm">
          <text:p/>
        </draw:line>
        <draw:frame draw:style-name="gr84" draw:text-style-name="P5" draw:layer="layout" svg:width="13.7cm" svg:height="0.914cm" svg:x="10.6cm" svg:y="8.6cm">
          <draw:text-box>
            <text:p>0 <text:s text:c="4"/>1 <text:s text:c="5"/>2 <text:s text:c="4"/>3 <text:s text:c="4"/>4 <text:s text:c="4"/>5 <text:s text:c="16"/>3n-3 3n-2 3n-1</text:p>
          </draw:text-box>
        </draw:frame>
        <draw:frame draw:style-name="gr91" draw:text-style-name="P5" draw:layer="layout" svg:width="3.453cm" svg:height="0.882cm" svg:x="6.547cm" svg:y="9.632cm">
          <draw:text-box>
            <text:p>cv.CV_8UC3</text:p>
          </draw:text-box>
        </draw:frame>
        <draw:frame draw:style-name="gr112" draw:text-style-name="P5" draw:layer="layout" svg:width="2.513cm" svg:height="0.882cm" svg:x="9.7cm" svg:y="10.818cm">
          <draw:text-box>
            <text:p>[0, 180]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5</text:span></text:p>
          </draw:text-box>
        </draw:frame>
      </draw:page>
      <draw:page draw:name="page11" draw:style-name="dp1" draw:master-page-name="標準">
        <draw:custom-shape draw:style-name="gr79" draw:text-style-name="P47" draw:layer="layout" svg:width="1.2cm" svg:height="1.2cm" svg:x="6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frame draw:style-name="gr84" draw:text-style-name="P5" draw:layer="layout" svg:width="9.4cm" svg:height="0.914cm" svg:x="6.9cm" svg:y="6.2cm">
          <draw:text-box>
            <text:p>7 <text:s text:c="4"/>6 <text:s text:c="4"/>5 <text:s text:c="4"/>4 <text:s text:c="5"/>3 <text:s text:c="4"/>2 <text:s text:c="4"/>1 <text:s text:c="4"/>0</text:p>
          </draw:text-box>
        </draw:frame>
        <draw:custom-shape draw:style-name="gr79" draw:text-style-name="P47" draw:layer="layout" svg:width="1.2cm" svg:height="1.2cm" svg:x="7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7.1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7.1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4" draw:text-style-name="P13" draw:layer="layout" svg:width="2.8cm" svg:height="0.7cm" svg:x="13.7cm" svg:y="8.6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47" draw:layer="layout" svg:width="1.2cm" svg:height="1.2cm" svg:x="6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7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1.5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2.7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9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0.3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3.9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1.2cm" svg:height="1.2cm" svg:x="15.1cm" svg:y="9.614cm">
          <text:p text:style-name="P46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3" draw:text-style-name="P48" draw:layer="layout" svg:width="1.2cm" svg:height="1.2cm" svg:x="15.1cm" svg:y="9.614cm">
          <text:p text:style-name="P46"><text:span text:style-name="T15">0</text:span></text:p>
          <draw:enhanced-geometry svg:viewBox="0 0 21600 21600" draw:type="rectangle" draw:enhanced-path="M 0 0 L 21600 0 21600 21600 0 21600 0 0 Z N"/>
        </draw:custom-shape>
        <draw:frame draw:style-name="gr115" draw:text-style-name="P5" draw:layer="layout" svg:width="1.785cm" svg:height="0.882cm" svg:x="16.9cm" svg:y="7.218cm">
          <draw:text-box>
            <text:p>173<text:span text:style-name="T16">10</text:span></text:p>
          </draw:text-box>
        </draw:frame>
        <draw:frame draw:style-name="gr115" draw:text-style-name="P5" draw:layer="layout" svg:width="1.785cm" svg:height="0.882cm" svg:x="16.915cm" svg:y="9.818cm">
          <draw:text-box>
            <text:p>172<text:span text:style-name="T16">10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5.6</text:span></text:p>
          </draw:text-box>
        </draw:frame>
      </draw:page>
      <draw:page draw:name="page12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5.7</text:span></text:p>
          </draw:text-box>
        </draw:frame>
        <draw:custom-shape draw:name="正方形/長方形 5" draw:style-name="gr116" draw:text-style-name="P49" draw:layer="layout" svg:width="3.806cm" svg:height="0.581cm" svg:x="10.3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31" draw:style-name="gr117" draw:text-style-name="P50" draw:layer="layout" svg:width="2.688cm" svg:height="0.659cm" svg:x="15.011cm" svg:y="5.22cm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147" draw:style-name="gr118" draw:text-style-name="P51" draw:layer="layout" svg:width="0.999cm" svg:height="0.999cm" svg:x="8.993cm" svg:y="6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58" draw:style-name="gr119" draw:text-style-name="P53" draw:layer="layout" svg:width="1.51cm" svg:height="0.759cm" svg:x="8.737cm" svg:y="6.997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9" draw:style-name="gr120" draw:text-style-name="P54" draw:layer="layout" svg:width="0.999cm" svg:height="0.999cm" svg:x="13.607cm" svg:y="5.8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0" draw:style-name="gr121" draw:text-style-name="P53" draw:layer="layout" svg:width="1.608cm" svg:height="0.759cm" svg:x="13.302cm" svg:y="6.02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3" draw:style-name="gr122" draw:text-style-name="P55" draw:layer="layout" svg:width="0.999cm" svg:height="0.999cm" svg:x="13.607cm" svg:y="10.0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4" draw:style-name="gr123" draw:text-style-name="P53" draw:layer="layout" svg:width="1.213cm" svg:height="0.759cm" svg:x="13.5cm" svg:y="10.221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183">
          <draw:custom-shape draw:name="正方形/長方形 184" draw:style-name="gr118" draw:text-style-name="P51" draw:layer="layout" svg:width="0.999cm" svg:height="0.999cm" svg:x="3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5" draw:style-name="gr118" draw:text-style-name="P51" draw:layer="layout" svg:width="0.999cm" svg:height="0.999cm" svg:x="4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6" draw:style-name="gr118" draw:text-style-name="P51" draw:layer="layout" svg:width="0.999cm" svg:height="0.999cm" svg:x="5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7" draw:style-name="gr118" draw:text-style-name="P51" draw:layer="layout" svg:width="0.999cm" svg:height="0.999cm" svg:x="6.853cm" svg:y="6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8" draw:style-name="gr118" draw:text-style-name="P51" draw:layer="layout" svg:width="0.999cm" svg:height="0.999cm" svg:x="3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89" draw:style-name="gr118" draw:text-style-name="P51" draw:layer="layout" svg:width="0.999cm" svg:height="0.999cm" svg:x="4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0" draw:style-name="gr118" draw:text-style-name="P51" draw:layer="layout" svg:width="0.999cm" svg:height="0.999cm" svg:x="5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1" draw:style-name="gr118" draw:text-style-name="P51" draw:layer="layout" svg:width="0.999cm" svg:height="0.999cm" svg:x="6.853cm" svg:y="7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2" draw:style-name="gr118" draw:text-style-name="P51" draw:layer="layout" svg:width="0.999cm" svg:height="0.999cm" svg:x="3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3" draw:style-name="gr118" draw:text-style-name="P51" draw:layer="layout" svg:width="0.999cm" svg:height="0.999cm" svg:x="4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4" draw:style-name="gr118" draw:text-style-name="P51" draw:layer="layout" svg:width="0.999cm" svg:height="0.999cm" svg:x="5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5" draw:style-name="gr118" draw:text-style-name="P51" draw:layer="layout" svg:width="0.999cm" svg:height="0.999cm" svg:x="6.853cm" svg:y="8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6" draw:style-name="gr118" draw:text-style-name="P51" draw:layer="layout" svg:width="0.999cm" svg:height="0.999cm" svg:x="3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7" draw:style-name="gr118" draw:text-style-name="P51" draw:layer="layout" svg:width="0.999cm" svg:height="0.999cm" svg:x="4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8" draw:style-name="gr118" draw:text-style-name="P51" draw:layer="layout" svg:width="0.999cm" svg:height="0.999cm" svg:x="5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199" draw:style-name="gr118" draw:text-style-name="P51" draw:layer="layout" svg:width="0.999cm" svg:height="0.999cm" svg:x="6.853cm" svg:y="9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00" draw:style-name="gr124" draw:text-style-name="P53" draw:layer="layout" svg:width="1.743cm" svg:height="0.759cm" svg:x="3.499cm" svg:y="6.393cm">
          <text:p text:style-name="P52"><text:span text:style-name="T17">1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20" draw:style-name="gr125" draw:text-style-name="P57" draw:layer="layout" svg:width="2.283cm" svg:height="0.759cm" svg:x="5.699cm" svg:y="6.407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グループ化 241">
          <draw:custom-shape draw:name="正方形/長方形 242" draw:style-name="gr126" draw:text-style-name="P58" draw:layer="layout" svg:width="0.999cm" svg:height="0.999cm" svg:x="17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3" draw:style-name="gr118" draw:text-style-name="P51" draw:layer="layout" svg:width="0.999cm" svg:height="0.999cm" svg:x="18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4" draw:style-name="gr118" draw:text-style-name="P51" draw:layer="layout" svg:width="0.999cm" svg:height="0.999cm" svg:x="19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5" draw:style-name="gr118" draw:text-style-name="P51" draw:layer="layout" svg:width="0.999cm" svg:height="0.999cm" svg:x="20.571cm" svg:y="6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6" draw:style-name="gr118" draw:text-style-name="P51" draw:layer="layout" svg:width="0.999cm" svg:height="0.999cm" svg:x="17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7" draw:style-name="gr118" draw:text-style-name="P51" draw:layer="layout" svg:width="0.999cm" svg:height="0.999cm" svg:x="18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8" draw:style-name="gr118" draw:text-style-name="P51" draw:layer="layout" svg:width="0.999cm" svg:height="0.999cm" svg:x="19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49" draw:style-name="gr118" draw:text-style-name="P51" draw:layer="layout" svg:width="0.999cm" svg:height="0.999cm" svg:x="20.571cm" svg:y="7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0" draw:style-name="gr118" draw:text-style-name="P51" draw:layer="layout" svg:width="0.999cm" svg:height="0.999cm" svg:x="17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1" draw:style-name="gr118" draw:text-style-name="P51" draw:layer="layout" svg:width="0.999cm" svg:height="0.999cm" svg:x="18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2" draw:style-name="gr118" draw:text-style-name="P51" draw:layer="layout" svg:width="0.999cm" svg:height="0.999cm" svg:x="19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3" draw:style-name="gr118" draw:text-style-name="P51" draw:layer="layout" svg:width="0.999cm" svg:height="0.999cm" svg:x="20.571cm" svg:y="8.25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4" draw:style-name="gr118" draw:text-style-name="P51" draw:layer="layout" svg:width="0.999cm" svg:height="0.999cm" svg:x="17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5" draw:style-name="gr118" draw:text-style-name="P51" draw:layer="layout" svg:width="0.999cm" svg:height="0.999cm" svg:x="18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6" draw:style-name="gr118" draw:text-style-name="P51" draw:layer="layout" svg:width="0.999cm" svg:height="0.999cm" svg:x="19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正方形/長方形 257" draw:style-name="gr118" draw:text-style-name="P51" draw:layer="layout" svg:width="0.999cm" svg:height="0.999cm" svg:x="20.571cm" svg:y="9.2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テキスト ボックス 258" draw:style-name="gr127" draw:text-style-name="P53" draw:layer="layout" svg:width="1.611cm" svg:height="0.759cm" svg:x="17.283cm" svg:y="6.391cm">
          <text:p text:style-name="P52"><text:span text:style-name="T17">2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78" draw:style-name="gr128" draw:text-style-name="P57" draw:layer="layout" svg:width="2.399cm" svg:height="0.759cm" svg:x="19.301cm" svg:y="6.405cm">
          <text:p text:style-name="P56"><text:span text:style-name="T19">・・・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83" draw:style-name="gr129" draw:text-style-name="P53" draw:layer="layout" svg:width="2.227cm" svg:height="0.758cm" svg:x="11.361cm" svg:y="8.04cm">
          <text:p text:style-name="P52"><text:span text:style-name="T20">閾値 </text:span><text:span text:style-name="T21">1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139" draw:style-name="gr130" draw:text-style-name="P50" draw:layer="layout" svg:width="4.295cm" svg:height="0.895cm" draw:transform="rotate (-0.111875605052837) translate (4.799cm 5.307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上下矢印 3" draw:style-name="gr131" draw:text-style-name="P49" draw:layer="layout" svg:width="1.199cm" svg:height="2.422cm" svg:x="13.514cm" svg:y="7.258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range-y-maximum="?f1" draw:handle-position="0 ?f4" draw:handle-range-y-minimum="0"/>
          </draw:enhanced-geometry>
        </draw:custom-shape>
        <draw:custom-shape draw:name="テキスト ボックス 53" draw:style-name="gr132" draw:text-style-name="P53" draw:layer="layout" svg:width="1.213cm" svg:height="0.759cm" svg:x="4.746cm" svg:y="6.372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4" draw:style-name="gr118" draw:text-style-name="P51" draw:layer="layout" svg:width="0.999cm" svg:height="0.999cm" svg:x="8.993cm" svg:y="8.8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5" draw:style-name="gr133" draw:text-style-name="P53" draw:layer="layout" svg:width="1.213cm" svg:height="0.759cm" svg:x="8.886cm" svg:y="8.997cm">
          <text:p text:style-name="P52"><text:span text:style-name="T17">7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56" draw:style-name="gr134" draw:text-style-name="P50" draw:layer="layout" svg:width="3.914cm" svg:height="0.615cm" draw:transform="rotate (0.526565835326689) translate (5.043cm 9.309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57" draw:style-name="gr135" draw:text-style-name="P50" draw:layer="layout" svg:width="3.194cm" svg:height="0.573cm" draw:transform="rotate (0.31398473243378) translate (9.913cm 11.038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正方形/長方形 58" draw:style-name="gr122" draw:text-style-name="P55" draw:layer="layout" svg:width="0.999cm" svg:height="0.999cm" svg:x="18.571cm" svg:y="6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9" draw:style-name="gr136" draw:text-style-name="P53" draw:layer="layout" svg:width="1.213cm" svg:height="0.759cm" svg:x="18.464cm" svg:y="6.393cm">
          <text:p text:style-name="P52"><text:span text:style-name="T18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フリーフォーム 60" draw:style-name="gr137" draw:text-style-name="P50" draw:layer="layout" svg:width="5.05cm" svg:height="0.765cm" draw:transform="rotate (-0.611214304048414) translate (15.434cm 7.761cm)">
          <text:p/>
          <draw:enhanced-geometry draw:mirror-horizontal="false" draw:mirror-vertical="tru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  <draw:custom-shape draw:name="フリーフォーム 61" draw:style-name="gr138" draw:text-style-name="P50" draw:layer="layout" svg:width="3.152cm" svg:height="0.642cm" draw:transform="rotate (0.299498499642227) translate (10.1cm 6.036cm)">
          <text:p/>
          <draw:enhanced-geometry draw:mirror-horizontal="false" draw:mirror-vertical="false" svg:viewBox="0 0 0 0" drawooo:sub-view-size="15435 1525946" draw:text-areas="0 0 ?f258 ?f259" draw:type="ooxml-non-primitive" draw:enhanced-path="M 0 1492830 C 4929 -391964 10506 -612125 15435 1525946 L 15435 1525946 N">
            <draw:equation draw:name="f0" draw:formula="0*logwidth/3855204"/>
            <draw:equation draw:name="f1" draw:formula="786364*logheight/1049835"/>
            <draw:equation draw:name="f2" draw:formula="1658319*logwidth/3855204"/>
            <draw:equation draw:name="f3" draw:formula="127686*logheight/1049835"/>
            <draw:equation draw:name="f4" draw:formula="3169404*logwidth/3855204"/>
            <draw:equation draw:name="f5" draw:formula="85065*logheight/1049835"/>
            <draw:equation draw:name="f6" draw:formula="3855204*logwidth/3855204"/>
            <draw:equation draw:name="f7" draw:formula="1049835*logheight/1049835"/>
            <draw:equation draw:name="f8" draw:formula="3855204*logwidth/3855204"/>
            <draw:equation draw:name="f9" draw:formula="1049835*logheight/1049835"/>
            <draw:equation draw:name="f10" draw:formula="0*logwidth/4089171"/>
            <draw:equation draw:name="f11" draw:formula="1321118*logheight/1321118"/>
            <draw:equation draw:name="f12" draw:formula="1892286*logwidth/4089171"/>
            <draw:equation draw:name="f13" draw:formula="154870*logheight/1321118"/>
            <draw:equation draw:name="f14" draw:formula="3403371*logwidth/4089171"/>
            <draw:equation draw:name="f15" draw:formula="112249*logheight/1321118"/>
            <draw:equation draw:name="f16" draw:formula="4089171*logwidth/4089171"/>
            <draw:equation draw:name="f17" draw:formula="1077019*logheight/1321118"/>
            <draw:equation draw:name="f18" draw:formula="4089171*logwidth/4089171"/>
            <draw:equation draw:name="f19" draw:formula="1077019*logheight/1321118"/>
            <draw:equation draw:name="f20" draw:formula="0*logwidth/4089171"/>
            <draw:equation draw:name="f21" draw:formula="1321118*logheight/1321118"/>
            <draw:equation draw:name="f22" draw:formula="1892286*logwidth/4089171"/>
            <draw:equation draw:name="f23" draw:formula="154870*logheight/1321118"/>
            <draw:equation draw:name="f24" draw:formula="3403371*logwidth/4089171"/>
            <draw:equation draw:name="f25" draw:formula="112249*logheight/1321118"/>
            <draw:equation draw:name="f26" draw:formula="4089171*logwidth/4089171"/>
            <draw:equation draw:name="f27" draw:formula="1077019*logheight/1321118"/>
            <draw:equation draw:name="f28" draw:formula="4089171*logwidth/4089171"/>
            <draw:equation draw:name="f29" draw:formula="1077019*logheight/1321118"/>
            <draw:equation draw:name="f30" draw:formula="0*logwidth/4089171"/>
            <draw:equation draw:name="f31" draw:formula="1234734*logheight/1234734"/>
            <draw:equation draw:name="f32" draw:formula="1143594*logwidth/4089171"/>
            <draw:equation draw:name="f33" draw:formula="359079*logheight/1234734"/>
            <draw:equation draw:name="f34" draw:formula="3403371*logwidth/4089171"/>
            <draw:equation draw:name="f35" draw:formula="25865*logheight/1234734"/>
            <draw:equation draw:name="f36" draw:formula="4089171*logwidth/4089171"/>
            <draw:equation draw:name="f37" draw:formula="990635*logheight/1234734"/>
            <draw:equation draw:name="f38" draw:formula="4089171*logwidth/4089171"/>
            <draw:equation draw:name="f39" draw:formula="990635*logheight/1234734"/>
            <draw:equation draw:name="f40" draw:formula="0*logwidth/4089171"/>
            <draw:equation draw:name="f41" draw:formula="946421*logheight/946421"/>
            <draw:equation draw:name="f42" draw:formula="1143594*logwidth/4089171"/>
            <draw:equation draw:name="f43" draw:formula="70766*logheight/946421"/>
            <draw:equation draw:name="f44" draw:formula="2888645*logwidth/4089171"/>
            <draw:equation draw:name="f45" draw:formula="125010*logheight/946421"/>
            <draw:equation draw:name="f46" draw:formula="4089171*logwidth/4089171"/>
            <draw:equation draw:name="f47" draw:formula="702322*logheight/946421"/>
            <draw:equation draw:name="f48" draw:formula="4089171*logwidth/4089171"/>
            <draw:equation draw:name="f49" draw:formula="702322*logheight/946421"/>
            <draw:equation draw:name="f50" draw:formula="0*logwidth/4089171"/>
            <draw:equation draw:name="f51" draw:formula="946421*logheight/946421"/>
            <draw:equation draw:name="f52" draw:formula="1143594*logwidth/4089171"/>
            <draw:equation draw:name="f53" draw:formula="70766*logheight/946421"/>
            <draw:equation draw:name="f54" draw:formula="2888645*logwidth/4089171"/>
            <draw:equation draw:name="f55" draw:formula="125010*logheight/946421"/>
            <draw:equation draw:name="f56" draw:formula="4089171*logwidth/4089171"/>
            <draw:equation draw:name="f57" draw:formula="702322*logheight/946421"/>
            <draw:equation draw:name="f58" draw:formula="4089171*logwidth/4089171"/>
            <draw:equation draw:name="f59" draw:formula="702322*logheight/946421"/>
            <draw:equation draw:name="f60" draw:formula="0*logwidth/4089171"/>
            <draw:equation draw:name="f61" draw:formula="877740*logheight/877740"/>
            <draw:equation draw:name="f62" draw:formula="1143594*logwidth/4089171"/>
            <draw:equation draw:name="f63" draw:formula="2085*logheight/877740"/>
            <draw:equation draw:name="f64" draw:formula="4089171*logwidth/4089171"/>
            <draw:equation draw:name="f65" draw:formula="633641*logheight/877740"/>
            <draw:equation draw:name="f66" draw:formula="4089171*logwidth/4089171"/>
            <draw:equation draw:name="f67" draw:formula="633641*logheight/877740"/>
            <draw:equation draw:name="f68" draw:formula="0*logwidth/4089171"/>
            <draw:equation draw:name="f69" draw:formula="1122754*logheight/1122754"/>
            <draw:equation draw:name="f70" draw:formula="2067448*logwidth/4089171"/>
            <draw:equation draw:name="f71" draw:formula="1551*logheight/1122754"/>
            <draw:equation draw:name="f72" draw:formula="4089171*logwidth/4089171"/>
            <draw:equation draw:name="f73" draw:formula="878655*logheight/1122754"/>
            <draw:equation draw:name="f74" draw:formula="4089171*logwidth/4089171"/>
            <draw:equation draw:name="f75" draw:formula="878655*logheight/1122754"/>
            <draw:equation draw:name="f76" draw:formula="0*logwidth/4089171"/>
            <draw:equation draw:name="f77" draw:formula="1121236*logheight/1121236"/>
            <draw:equation draw:name="f78" draw:formula="2067448*logwidth/4089171"/>
            <draw:equation draw:name="f79" draw:formula="33*logheight/1121236"/>
            <draw:equation draw:name="f80" draw:formula="4089171*logwidth/4089171"/>
            <draw:equation draw:name="f81" draw:formula="877137*logheight/1121236"/>
            <draw:equation draw:name="f82" draw:formula="4089171*logwidth/4089171"/>
            <draw:equation draw:name="f83" draw:formula="877137*logheight/1121236"/>
            <draw:equation draw:name="f84" draw:formula="0*logwidth/4089171"/>
            <draw:equation draw:name="f85" draw:formula="1121279*logheight/1121279"/>
            <draw:equation draw:name="f86" draw:formula="2067448*logwidth/4089171"/>
            <draw:equation draw:name="f87" draw:formula="76*logheight/1121279"/>
            <draw:equation draw:name="f88" draw:formula="4089171*logwidth/4089171"/>
            <draw:equation draw:name="f89" draw:formula="877180*logheight/1121279"/>
            <draw:equation draw:name="f90" draw:formula="4089171*logwidth/4089171"/>
            <draw:equation draw:name="f91" draw:formula="877180*logheight/1121279"/>
            <draw:equation draw:name="f92" draw:formula="0*logwidth/4089171"/>
            <draw:equation draw:name="f93" draw:formula="1121341*logheight/1121341"/>
            <draw:equation draw:name="f94" draw:formula="2067448*logwidth/4089171"/>
            <draw:equation draw:name="f95" draw:formula="138*logheight/1121341"/>
            <draw:equation draw:name="f96" draw:formula="4089171*logwidth/4089171"/>
            <draw:equation draw:name="f97" draw:formula="877242*logheight/1121341"/>
            <draw:equation draw:name="f98" draw:formula="4089171*logwidth/4089171"/>
            <draw:equation draw:name="f99" draw:formula="877242*logheight/1121341"/>
            <draw:equation draw:name="f100" draw:formula="0*logwidth/4089171"/>
            <draw:equation draw:name="f101" draw:formula="1121303*logheight/1121303"/>
            <draw:equation draw:name="f102" draw:formula="2067448*logwidth/4089171"/>
            <draw:equation draw:name="f103" draw:formula="100*logheight/1121303"/>
            <draw:equation draw:name="f104" draw:formula="4089171*logwidth/4089171"/>
            <draw:equation draw:name="f105" draw:formula="877204*logheight/1121303"/>
            <draw:equation draw:name="f106" draw:formula="4089171*logwidth/4089171"/>
            <draw:equation draw:name="f107" draw:formula="877204*logheight/1121303"/>
            <draw:equation draw:name="f108" draw:formula="0*logwidth/4089171"/>
            <draw:equation draw:name="f109" draw:formula="1121335*logheight/1121335"/>
            <draw:equation draw:name="f110" draw:formula="2067448*logwidth/4089171"/>
            <draw:equation draw:name="f111" draw:formula="132*logheight/1121335"/>
            <draw:equation draw:name="f112" draw:formula="4089171*logwidth/4089171"/>
            <draw:equation draw:name="f113" draw:formula="877236*logheight/1121335"/>
            <draw:equation draw:name="f114" draw:formula="4089171*logwidth/4089171"/>
            <draw:equation draw:name="f115" draw:formula="877236*logheight/1121335"/>
            <draw:equation draw:name="f116" draw:formula="0*logwidth/4089171"/>
            <draw:equation draw:name="f117" draw:formula="1121295*logheight/1121295"/>
            <draw:equation draw:name="f118" draw:formula="2067448*logwidth/4089171"/>
            <draw:equation draw:name="f119" draw:formula="92*logheight/1121295"/>
            <draw:equation draw:name="f120" draw:formula="4089171*logwidth/4089171"/>
            <draw:equation draw:name="f121" draw:formula="877196*logheight/1121295"/>
            <draw:equation draw:name="f122" draw:formula="4089171*logwidth/4089171"/>
            <draw:equation draw:name="f123" draw:formula="877196*logheight/1121295"/>
            <draw:equation draw:name="f124" draw:formula="0*logwidth/4089171"/>
            <draw:equation draw:name="f125" draw:formula="1121295*logheight/1121295"/>
            <draw:equation draw:name="f126" draw:formula="2067448*logwidth/4089171"/>
            <draw:equation draw:name="f127" draw:formula="92*logheight/1121295"/>
            <draw:equation draw:name="f128" draw:formula="4089171*logwidth/4089171"/>
            <draw:equation draw:name="f129" draw:formula="877196*logheight/1121295"/>
            <draw:equation draw:name="f130" draw:formula="4089171*logwidth/4089171"/>
            <draw:equation draw:name="f131" draw:formula="877196*logheight/1121295"/>
            <draw:equation draw:name="f132" draw:formula="0*logwidth/4089171"/>
            <draw:equation draw:name="f133" draw:formula="1121364*logheight/1121364"/>
            <draw:equation draw:name="f134" draw:formula="2067448*logwidth/4089171"/>
            <draw:equation draw:name="f135" draw:formula="161*logheight/1121364"/>
            <draw:equation draw:name="f136" draw:formula="4089171*logwidth/4089171"/>
            <draw:equation draw:name="f137" draw:formula="877265*logheight/1121364"/>
            <draw:equation draw:name="f138" draw:formula="4089171*logwidth/4089171"/>
            <draw:equation draw:name="f139" draw:formula="877265*logheight/1121364"/>
            <draw:equation draw:name="f140" draw:formula="0*logwidth/4089171"/>
            <draw:equation draw:name="f141" draw:formula="1121323*logheight/1121323"/>
            <draw:equation draw:name="f142" draw:formula="2067448*logwidth/4089171"/>
            <draw:equation draw:name="f143" draw:formula="120*logheight/1121323"/>
            <draw:equation draw:name="f144" draw:formula="4089171*logwidth/4089171"/>
            <draw:equation draw:name="f145" draw:formula="877224*logheight/1121323"/>
            <draw:equation draw:name="f146" draw:formula="4089171*logwidth/4089171"/>
            <draw:equation draw:name="f147" draw:formula="877224*logheight/1121323"/>
            <draw:equation draw:name="f148" draw:formula="0*logwidth/3831916"/>
            <draw:equation draw:name="f149" draw:formula="870647*logheight/877107"/>
            <draw:equation draw:name="f150" draw:formula="1810193*logwidth/3831916"/>
            <draw:equation draw:name="f151" draw:formula="4*logheight/877107"/>
            <draw:equation draw:name="f152" draw:formula="3831916*logwidth/3831916"/>
            <draw:equation draw:name="f153" draw:formula="877108*logheight/877107"/>
            <draw:equation draw:name="f154" draw:formula="3831916*logwidth/3831916"/>
            <draw:equation draw:name="f155" draw:formula="877108*logheight/877107"/>
            <draw:equation draw:name="f156" draw:formula="0*logwidth/3831916"/>
            <draw:equation draw:name="f157" draw:formula="870647*logheight/877108"/>
            <draw:equation draw:name="f158" draw:formula="1810193*logwidth/3831916"/>
            <draw:equation draw:name="f159" draw:formula="4*logheight/877108"/>
            <draw:equation draw:name="f160" draw:formula="3831916*logwidth/3831916"/>
            <draw:equation draw:name="f161" draw:formula="877108*logheight/877108"/>
            <draw:equation draw:name="f162" draw:formula="3831916*logwidth/3831916"/>
            <draw:equation draw:name="f163" draw:formula="877108*logheight/877108"/>
            <draw:equation draw:name="f164" draw:formula="0*logwidth/3831916"/>
            <draw:equation draw:name="f165" draw:formula="870647*logheight/877108"/>
            <draw:equation draw:name="f166" draw:formula="1810193*logwidth/3831916"/>
            <draw:equation draw:name="f167" draw:formula="4*logheight/877108"/>
            <draw:equation draw:name="f168" draw:formula="3831916*logwidth/3831916"/>
            <draw:equation draw:name="f169" draw:formula="877108*logheight/877108"/>
            <draw:equation draw:name="f170" draw:formula="3831916*logwidth/3831916"/>
            <draw:equation draw:name="f171" draw:formula="877108*logheight/877108"/>
            <draw:equation draw:name="f172" draw:formula="0*logwidth/3831916"/>
            <draw:equation draw:name="f173" draw:formula="920757*logheight/927218"/>
            <draw:equation draw:name="f174" draw:formula="1936084*logwidth/3831916"/>
            <draw:equation draw:name="f175" draw:formula="3*logheight/927218"/>
            <draw:equation draw:name="f176" draw:formula="3831916*logwidth/3831916"/>
            <draw:equation draw:name="f177" draw:formula="927218*logheight/927218"/>
            <draw:equation draw:name="f178" draw:formula="3831916*logwidth/3831916"/>
            <draw:equation draw:name="f179" draw:formula="927218*logheight/927218"/>
            <draw:equation draw:name="f180" draw:formula="0*logwidth/3831916"/>
            <draw:equation draw:name="f181" draw:formula="920757*logheight/927218"/>
            <draw:equation draw:name="f182" draw:formula="1936084*logwidth/3831916"/>
            <draw:equation draw:name="f183" draw:formula="3*logheight/927218"/>
            <draw:equation draw:name="f184" draw:formula="3831916*logwidth/3831916"/>
            <draw:equation draw:name="f185" draw:formula="927218*logheight/927218"/>
            <draw:equation draw:name="f186" draw:formula="3831916*logwidth/3831916"/>
            <draw:equation draw:name="f187" draw:formula="927218*logheight/927218"/>
            <draw:equation draw:name="f188" draw:formula="0*logwidth/3831916"/>
            <draw:equation draw:name="f189" draw:formula="900714*logheight/907175"/>
            <draw:equation draw:name="f190" draw:formula="2144077*logwidth/3831916"/>
            <draw:equation draw:name="f191" draw:formula="4*logheight/907175"/>
            <draw:equation draw:name="f192" draw:formula="3831916*logwidth/3831916"/>
            <draw:equation draw:name="f193" draw:formula="907175*logheight/907175"/>
            <draw:equation draw:name="f194" draw:formula="3831916*logwidth/3831916"/>
            <draw:equation draw:name="f195" draw:formula="907175*logheight/907175"/>
            <draw:equation draw:name="f196" draw:formula="0*logwidth/3831916"/>
            <draw:equation draw:name="f197" draw:formula="900714*logheight/907175"/>
            <draw:equation draw:name="f198" draw:formula="2105761*logwidth/3831916"/>
            <draw:equation draw:name="f199" draw:formula="4*logheight/907175"/>
            <draw:equation draw:name="f200" draw:formula="3831916*logwidth/3831916"/>
            <draw:equation draw:name="f201" draw:formula="907175*logheight/907175"/>
            <draw:equation draw:name="f202" draw:formula="3831916*logwidth/3831916"/>
            <draw:equation draw:name="f203" draw:formula="907175*logheight/907175"/>
            <draw:equation draw:name="f204" draw:formula="0*logwidth/3831916"/>
            <draw:equation draw:name="f205" draw:formula="900714*logheight/907175"/>
            <draw:equation draw:name="f206" draw:formula="2105761*logwidth/3831916"/>
            <draw:equation draw:name="f207" draw:formula="4*logheight/907175"/>
            <draw:equation draw:name="f208" draw:formula="3831916*logwidth/3831916"/>
            <draw:equation draw:name="f209" draw:formula="907175*logheight/907175"/>
            <draw:equation draw:name="f210" draw:formula="3831916*logwidth/3831916"/>
            <draw:equation draw:name="f211" draw:formula="907175*logheight/907175"/>
            <draw:equation draw:name="f212" draw:formula="0*logwidth/3831916"/>
            <draw:equation draw:name="f213" draw:formula="820537*logheight/826998"/>
            <draw:equation draw:name="f214" draw:formula="2007237*logwidth/3831916"/>
            <draw:equation draw:name="f215" draw:formula="6*logheight/826998"/>
            <draw:equation draw:name="f216" draw:formula="3831916*logwidth/3831916"/>
            <draw:equation draw:name="f217" draw:formula="826998*logheight/826998"/>
            <draw:equation draw:name="f218" draw:formula="3831916*logwidth/3831916"/>
            <draw:equation draw:name="f219" draw:formula="826998*logheight/826998"/>
            <draw:equation draw:name="f220" draw:formula="0*logwidth/3831916"/>
            <draw:equation draw:name="f221" draw:formula="820536*logheight/826997"/>
            <draw:equation draw:name="f222" draw:formula="2007237*logwidth/3831916"/>
            <draw:equation draw:name="f223" draw:formula="5*logheight/826997"/>
            <draw:equation draw:name="f224" draw:formula="3831916*logwidth/3831916"/>
            <draw:equation draw:name="f225" draw:formula="826997*logheight/826997"/>
            <draw:equation draw:name="f226" draw:formula="3831916*logwidth/3831916"/>
            <draw:equation draw:name="f227" draw:formula="826997*logheight/826997"/>
            <draw:equation draw:name="f228" draw:formula="0*logwidth/3831916"/>
            <draw:equation draw:name="f229" draw:formula="0*logheight/6461"/>
            <draw:equation draw:name="f230" draw:formula="3831916*logwidth/3831916"/>
            <draw:equation draw:name="f231" draw:formula="6461*logheight/6461"/>
            <draw:equation draw:name="f232" draw:formula="3831916*logwidth/3831916"/>
            <draw:equation draw:name="f233" draw:formula="6461*logheight/6461"/>
            <draw:equation draw:name="f234" draw:formula="0*logwidth/15910"/>
            <draw:equation draw:name="f235" draw:formula="1099754*logheight/1099754"/>
            <draw:equation draw:name="f236" draw:formula="15910*logwidth/15910"/>
            <draw:equation draw:name="f237" draw:formula="0*logheight/1099754"/>
            <draw:equation draw:name="f238" draw:formula="15910*logwidth/15910"/>
            <draw:equation draw:name="f239" draw:formula="0*logheight/1099754"/>
            <draw:equation draw:name="f240" draw:formula="0*logwidth/15435"/>
            <draw:equation draw:name="f241" draw:formula="0*logheight/33116"/>
            <draw:equation draw:name="f242" draw:formula="15435*logwidth/15435"/>
            <draw:equation draw:name="f243" draw:formula="33116*logheight/33116"/>
            <draw:equation draw:name="f244" draw:formula="15435*logwidth/15435"/>
            <draw:equation draw:name="f245" draw:formula="33116*logheight/33116"/>
            <draw:equation draw:name="f246" draw:formula="0*logwidth/15435"/>
            <draw:equation draw:name="f247" draw:formula="831602*logheight/864718"/>
            <draw:equation draw:name="f248" draw:formula="15435*logwidth/15435"/>
            <draw:equation draw:name="f249" draw:formula="864718*logheight/864718"/>
            <draw:equation draw:name="f250" draw:formula="15435*logwidth/15435"/>
            <draw:equation draw:name="f251" draw:formula="864718*logheight/864718"/>
            <draw:equation draw:name="f252" draw:formula="0*logwidth/15435"/>
            <draw:equation draw:name="f253" draw:formula="1492830*logheight/1525946"/>
            <draw:equation draw:name="f254" draw:formula="15435*logwidth/15435"/>
            <draw:equation draw:name="f255" draw:formula="1525946*logheight/1525946"/>
            <draw:equation draw:name="f256" draw:formula="15435*logwidth/15435"/>
            <draw:equation draw:name="f257" draw:formula="1525946*logheight/1525946"/>
            <draw:equation draw:name="f258" draw:formula="logwidth"/>
            <draw:equation draw:name="f259" draw:formula="logheight"/>
          </draw:enhanced-geometry>
        </draw:custom-shape>
      </draw:page>
      <draw:page draw:name="page13" draw:style-name="dp1" draw:master-page-name="標準">
        <draw:frame draw:name="表 6" draw:style-name="standard" draw:layer="layout" svg:width="3.72cm" svg:height="3.729cm" svg:x="15.579cm" svg:y="9.57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3</text:span></text:p>
              </table:table-cell>
              <table:table-cell>
                <text:p text:style-name="P59"><text:span text:style-name="T22">14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2</text:span></text:p>
              </table:table-cell>
              <table:table-cell table:style-name="ce2">
                <text:p text:style-name="P59"><text:span text:style-name="T22">17</text:span></text:p>
              </table:table-cell>
              <table:table-cell>
                <text:p text:style-name="P59"><text:span text:style-name="T22">13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1</text:span></text:p>
              </table:table-cell>
              <table:table-cell>
                <text:p text:style-name="P59"><text:span text:style-name="T22">14</text:span></text:p>
              </table:table-cell>
              <table:table-cell>
                <text:p text:style-name="P59"><text:span text:style-name="T22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テキスト ボックス 8" draw:style-name="gr139" draw:text-style-name="P61" draw:layer="layout" svg:width="3.721cm" svg:height="0.84cm" svg:x="15.579cm" svg:y="8.74cm">
          <text:p text:style-name="P60"><text:span text:style-name="T23">乗算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2" draw:style-name="gr140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表 1" draw:style-name="standard" draw:layer="layout" svg:width="3.718cm" svg:height="3.729cm" svg:x="21.082cm" svg:y="9.579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2">
                <text:p text:style-name="P59"><text:span text:style-name="T22">120</text:span></text:p>
              </table:table-cell>
              <table:table-cell/>
            </table:table-row>
            <table:table-row table:style-name="ro2" table:default-cell-style-name="ce1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name="表 3" draw:style-name="standard" draw:layer="layout" svg:width="3.718cm" svg:height="3.729cm" svg:x="4.8cm" svg:y="9.547cm">
          <table:table>
            <table:table-column table:style-name="co3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17</text:span></text:p>
              </table:table-cell>
              <table:table-cell>
                <text:p text:style-name="P59"><text:span text:style-name="T22">126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08</text:span></text:p>
              </table:table-cell>
              <table:table-cell table:style-name="ce2">
                <text:p text:style-name="P59"><text:span text:style-name="T22">153</text:span></text:p>
              </table:table-cell>
              <table:table-cell>
                <text:p text:style-name="P59"><text:span text:style-name="T22">117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99</text:span></text:p>
              </table:table-cell>
              <table:table-cell>
                <text:p text:style-name="P59"><text:span text:style-name="T22">126</text:span></text:p>
              </table:table-cell>
              <table:table-cell>
                <text:p text:style-name="P59"><text:span text:style-name="T22">13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表 4" draw:style-name="standard" draw:layer="layout" svg:width="3.72cm" svg:height="3.729cm" svg:x="10.094cm" svg:y="9.54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1" table:default-cell-style-name="ce1">
              <table:table-cell>
                <text:p text:style-name="P59"><text:span text:style-name="T22">1/9</text:span></text:p>
              </table:table-cell>
              <table:table-cell table:style-name="ce2"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  <table:table-row table:style-name="ro2" table:default-cell-style-name="ce1"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  <table:table-cell>
                <text:p text:style-name="P59"><text:span text:style-name="T22">1/9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テキスト ボックス 9" draw:style-name="gr141" draw:text-style-name="P61" draw:layer="layout" svg:width="1.689cm" svg:height="0.842cm" svg:x="5.911cm" svg:y="8.664cm">
          <text:p text:style-name="P60"><text:span text:style-name="T23">入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42" draw:text-style-name="P61" draw:layer="layout" svg:width="2.481cm" svg:height="0.84cm" svg:x="10.819cm" svg:y="8.608cm">
          <text:p text:style-name="P60"><text:span text:style-name="T23">フィルタ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上カーブ矢印 3" draw:style-name="gr143" draw:text-style-name="P64" draw:layer="layout" svg:width="5.414cm" svg:height="1.015cm" svg:x="6.66cm" svg:y="13.1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上カーブ矢印 11" draw:style-name="gr143" draw:text-style-name="P64" draw:layer="layout" svg:width="5.414cm" svg:height="1.015cm" svg:x="5.308cm" svg:y="8.707cm">
          <text:p/>
          <draw:enhanced-geometry draw:mirror-horizontal="false" draw:mirror-vertical="tru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テキスト ボックス 11" draw:style-name="gr144" draw:text-style-name="P66" draw:layer="layout" svg:width="1.653cm" svg:height="0.84cm" svg:x="22.191cm" svg:y="8.6cm">
          <text:p text:style-name="P65"><text:span text:style-name="T23">出力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145" draw:text-style-name="P63" draw:layer="layout" svg:width="0.994cm" svg:height="0.842cm" svg:x="19.606cm" svg:y="10.366cm">
          <text:p text:style-name="P62"><text:span text:style-name="T24">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46" draw:text-style-name="P63" draw:layer="layout" svg:width="1.043cm" svg:height="0.842cm" svg:x="19.6cm" svg:y="10.966cm">
          <text:p text:style-name="P62"><text:span text:style-name="T2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3" draw:style-name="gr147" draw:text-style-name="P63" draw:layer="layout" svg:width="1.043cm" svg:height="0.842cm" svg:x="14.2cm" svg:y="11.008cm">
          <text:p text:style-name="P62"><text:span text:style-name="T24">⇒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</draw:page>
      <draw:page draw:name="page14" draw:style-name="dp1" draw:master-page-name="標準">
        <draw:frame draw:style-name="gr8" draw:text-style-name="P4" draw:layer="layout" svg:width="1.294cm" svg:height="0.882cm" svg:x="0.72cm" svg:y="0.5cm">
          <draw:text-box>
            <text:p><text:span text:style-name="T1">6.2</text:span></text:p>
          </draw:text-box>
        </draw:frame>
        <draw:frame draw:name="表 5" draw:style-name="standard" draw:layer="layout" svg:width="3.718cm" svg:height="3.729cm" svg:x="7.54cm" svg:y="9.552cm">
          <table:table>
            <table:table-column table:style-name="co3"/>
            <table:table-column table:style-name="co3"/>
            <table:table-column table:style-name="co2"/>
            <table:table-row table:style-name="ro1">
              <table:table-cell table:style-name="ce3">
                <text:p text:style-name="P59"><text:span text:style-name="T22">99</text:span></text:p>
              </table:table-cell>
              <table:table-cell table:style-name="ce4">
                <text:p text:style-name="P59"><text:span text:style-name="T22">117</text:span></text:p>
              </table:table-cell>
              <table:table-cell table:style-name="ce5">
                <text:p text:style-name="P59"><text:span text:style-name="T22">126</text:span></text:p>
              </table:table-cell>
            </table:table-row>
            <table:table-row table:style-name="ro1">
              <table:table-cell table:style-name="ce6">
                <text:p text:style-name="P59"><text:span text:style-name="T22">108</text:span></text:p>
              </table:table-cell>
              <table:table-cell table:style-name="ce7">
                <text:p text:style-name="P67"><text:span text:style-name="T25">153</text:span></text:p>
              </table:table-cell>
              <table:table-cell table:style-name="ce8">
                <text:p text:style-name="P59"><text:span text:style-name="T22">117</text:span></text:p>
              </table:table-cell>
            </table:table-row>
            <table:table-row table:style-name="ro2">
              <table:table-cell table:style-name="ce9">
                <text:p text:style-name="P59"><text:span text:style-name="T22">99</text:span></text:p>
              </table:table-cell>
              <table:table-cell table:style-name="ce10">
                <text:p text:style-name="P59"><text:span text:style-name="T22">126</text:span></text:p>
              </table:table-cell>
              <table:table-cell table:style-name="ce11">
                <text:p text:style-name="P59"><text:span text:style-name="T22">13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表 2" draw:style-name="standard" draw:layer="layout" svg:width="3.718cm" svg:height="3.729cm" svg:x="8.813cm" svg:y="8.344cm">
          <table:table>
            <table:table-column table:style-name="co3"/>
            <table:table-column table:style-name="co3"/>
            <table:table-column table:style-name="co2"/>
            <table:table-row table:style-name="ro1">
              <table:table-cell table:style-name="ce12">
                <text:p text:style-name="P59"><text:span text:style-name="T22">?</text:span></text:p>
              </table:table-cell>
              <table:table-cell table:style-name="ce13">
                <text:p text:style-name="P59"><text:span text:style-name="T22">?</text:span></text:p>
              </table:table-cell>
              <table:table-cell table:style-name="ce14">
                <text:p text:style-name="P59"><text:span text:style-name="T22">?</text:span></text:p>
              </table:table-cell>
            </table:table-row>
            <table:table-row table:style-name="ro1">
              <table:table-cell table:style-name="ce15">
                <text:p text:style-name="P59"><text:span text:style-name="T22">117</text:span></text:p>
              </table:table-cell>
              <table:table-cell table:style-name="ce16">
                <text:p text:style-name="P67"><text:span text:style-name="T25">126</text:span></text:p>
              </table:table-cell>
              <table:table-cell table:style-name="ce17">
                <text:p text:style-name="P59"><text:span text:style-name="T22">?</text:span></text:p>
              </table:table-cell>
            </table:table-row>
            <table:table-row table:style-name="ro2">
              <table:table-cell table:style-name="ce18">
                <text:p text:style-name="P68"><text:span text:style-name="T25">153</text:span></text:p>
              </table:table-cell>
              <table:table-cell table:style-name="ce19">
                <text:p text:style-name="P59"><text:span text:style-name="T22">117</text:span></text:p>
              </table:table-cell>
              <table:table-cell table:style-name="ce20">
                <text:p text:style-name="P59"><text:span text:style-name="T22">?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15" draw:style-name="dp1" draw:master-page-name="標準">
        <draw:frame draw:style-name="gr64" draw:text-style-name="P5" draw:layer="layout" svg:width="2.979cm" svg:height="0.992cm" svg:x="13.2cm" svg:y="9.408cm">
          <draw:text-box>
            <text:p>以下未使用</text:p>
          </draw:text-box>
        </draw:frame>
      </draw:page>
      <draw:page draw:name="page16" draw:style-name="dp1" draw:master-page-name="標準">
        <draw:frame draw:style-name="gr1" draw:text-style-name="P1" draw:layer="layout" svg:width="27.089cm" svg:height="9.02cm" svg:x="0.7cm" svg:y="3.88cm">
          <draw:image xlink:href="Pictures/100000000000040000000155A0A5274A5220F8DB.png" xlink:type="simple" xlink:show="embed" xlink:actuate="onLoad" draw:mime-type="image/png">
            <text:p/>
          </draw:image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  <draw:frame draw:style-name="gr5" draw:text-style-name="P4" draw:layer="layout" svg:width="2.2cm" svg:height="0.882cm" svg:x="4.789cm" svg:y="7.6cm">
          <draw:text-box>
            <text:p><text:span text:style-name="T1">&lt;img&gt;</text:span></text:p>
          </draw:text-box>
        </draw:frame>
        <draw:frame draw:style-name="gr7" draw:text-style-name="P4" draw:layer="layout" svg:width="2.94cm" svg:height="0.882cm" svg:x="13.07cm" svg:y="8.8cm">
          <draw:text-box>
            <text:p><text:span text:style-name="T1">&lt;canvas&gt;</text:span></text:p>
          </draw:text-box>
        </draw:frame>
        <draw:frame draw:style-name="gr148" draw:text-style-name="P4" draw:layer="layout" svg:width="2.437cm" svg:height="0.882cm" svg:x="12.67cm" svg:y="12.526cm">
          <draw:text-box>
            <text:p><text:span text:style-name="T1">&lt;span&gt;</text:span></text:p>
          </draw:text-box>
        </draw:frame>
        <draw:frame draw:style-name="gr149" draw:text-style-name="P4" draw:layer="layout" svg:width="6.158cm" svg:height="0.882cm" svg:x="14.965cm" svg:y="12.526cm">
          <draw:text-box>
            <text:p><text:span text:style-name="T1">&lt;input type=”button”&gt;</text:span></text:p>
          </draw:text-box>
        </draw:frame>
        <draw:frame draw:style-name="gr150" draw:text-style-name="P4" draw:layer="layout" svg:width="5.307cm" svg:height="0.882cm" svg:x="1.969cm" svg:y="12.526cm">
          <draw:text-box>
            <text:p><text:span text:style-name="T1">&lt;input type=”file”&gt;</text:span></text:p>
          </draw:text-box>
        </draw:frame>
        <draw:frame draw:style-name="gr151" draw:text-style-name="P4" draw:layer="layout" svg:width="5.971cm" svg:height="0.882cm" svg:x="7.089cm" svg:y="12.526cm">
          <draw:text-box>
            <text:p><text:span text:style-name="T1">&lt;input type=”range”&gt;</text:span></text:p>
          </draw:text-box>
        </draw:frame>
        <draw:custom-shape draw:style-name="gr152" draw:text-style-name="P69" draw:layer="layout" svg:width="5.1cm" svg:height="1.2cm" svg:x="1.978cm" svg:y="14.4cm">
          <text:p text:style-name="P69"><text:span text:style-name="T1">fileSelected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69" draw:layer="layout" svg:width="5.1cm" svg:height="1.2cm" svg:x="3.478cm" svg:y="5.4cm">
          <text:p text:style-name="P69"><text:span text:style-name="T1">imgLoaded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69" draw:layer="layout" svg:width="5.1cm" svg:height="1.2cm" svg:x="7.378cm" svg:y="14.4cm">
          <text:p text:style-name="P69"><text:span text:style-name="T1">sizeChanged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69" draw:layer="layout" svg:width="5.1cm" svg:height="1.2cm" svg:x="15.578cm" svg:y="14.4cm">
          <text:p text:style-name="P69"><text:span text:style-name="T1">reversed()</text:span></text:p>
          <draw:enhanced-geometry svg:viewBox="0 0 21600 21600" draw:type="rectangle" draw:enhanced-path="M 0 0 L 21600 0 21600 21600 0 21600 0 0 Z N"/>
        </draw:custom-shape>
        <draw:custom-shape draw:style-name="gr153" draw:text-style-name="P3" draw:layer="layout" svg:width="2cm" svg:height="0.6cm" svg:x="2.7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3" draw:layer="layout" svg:width="2cm" svg:height="0.6cm" svg:x="15.8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3" draw:layer="layout" svg:width="2cm" svg:height="0.6cm" svg:x="8.27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3" draw:text-style-name="P3" draw:layer="layout" svg:width="2cm" svg:height="0.6cm" svg:x="4.778cm" svg:y="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4" draw:text-style-name="P4" draw:layer="layout" svg:width="2.238cm" svg:height="0.882cm" svg:x="4.678cm" svg:y="13.326cm">
          <draw:text-box>
            <text:p><text:span text:style-name="T1">change</text:span></text:p>
          </draw:text-box>
        </draw:frame>
        <draw:frame draw:style-name="gr154" draw:text-style-name="P4" draw:layer="layout" svg:width="2.238cm" svg:height="0.882cm" svg:x="10.178cm" svg:y="13.3cm">
          <draw:text-box>
            <text:p><text:span text:style-name="T1">change</text:span></text:p>
          </draw:text-box>
        </draw:frame>
        <draw:frame draw:style-name="gr155" draw:text-style-name="P4" draw:layer="layout" svg:width="1.526cm" svg:height="0.882cm" svg:x="17.878cm" svg:y="13.3cm">
          <draw:text-box>
            <text:p><text:span text:style-name="T1">click</text:span></text:p>
          </draw:text-box>
        </draw:frame>
        <draw:line draw:style-name="gr156" draw:text-style-name="P70" draw:layer="layout" svg:x1="9.178cm" svg:y1="6cm" svg:x2="14.378cm" svg:y2="6cm">
          <text:p/>
        </draw:line>
        <draw:line draw:style-name="gr157" draw:text-style-name="P70" draw:layer="layout" svg:x1="14.378cm" svg:y1="6cm" svg:x2="14.378cm" svg:y2="8.9cm">
          <text:p/>
        </draw:line>
        <draw:line draw:style-name="gr158" draw:text-style-name="P70" draw:layer="layout" svg:x1="23.278cm" svg:y1="9.2cm" svg:x2="16.078cm" svg:y2="9.2cm">
          <text:p/>
        </draw:line>
        <draw:line draw:style-name="gr156" draw:text-style-name="P70" draw:layer="layout" svg:x1="23.278cm" svg:y1="9.2cm" svg:x2="23.3cm" svg:y2="16.4cm">
          <text:p/>
        </draw:line>
        <draw:line draw:style-name="gr156" draw:text-style-name="P70" draw:layer="layout" svg:x1="9.6cm" svg:y1="16.4cm" svg:x2="23.278cm" svg:y2="16.4cm">
          <text:p/>
        </draw:line>
        <draw:line draw:style-name="gr156" draw:text-style-name="P70" draw:layer="layout" svg:x1="9.6cm" svg:y1="15.6cm" svg:x2="9.6cm" svg:y2="16.4cm">
          <text:p/>
        </draw:line>
        <draw:line draw:style-name="gr156" draw:text-style-name="P70" draw:layer="layout" svg:x1="17.878cm" svg:y1="15.6cm" svg:x2="17.9cm" svg:y2="16.4cm">
          <text:p/>
        </draw:line>
        <draw:line draw:style-name="gr156" draw:text-style-name="P70" draw:layer="layout" svg:x1="1.4cm" svg:y1="8.2cm" svg:x2="1.4cm" svg:y2="15cm">
          <text:p/>
        </draw:line>
        <draw:line draw:style-name="gr156" draw:text-style-name="P70" draw:layer="layout" svg:x1="1.4cm" svg:y1="15cm" svg:x2="2cm" svg:y2="15cm">
          <text:p/>
        </draw:line>
        <draw:line draw:style-name="gr158" draw:text-style-name="P70" draw:layer="layout" svg:x1="1.4cm" svg:y1="8.2cm" svg:x2="4.9cm" svg:y2="8.2cm">
          <text:p/>
        </draw:line>
        <draw:frame draw:style-name="gr159" draw:text-style-name="P71" draw:layer="layout" svg:width="0.997cm" svg:height="1cm" svg:x="2.1cm" svg:y="13.2cm">
          <draw:text-box>
            <text:p><text:span text:style-name="T26">①</text:span></text:p>
          </draw:text-box>
        </draw:frame>
        <draw:frame draw:style-name="gr9" draw:text-style-name="P71" draw:layer="layout" svg:width="0.997cm" svg:height="0.992cm" svg:x="1.3cm" svg:y="10.208cm">
          <draw:text-box draw:corner-radius="0.137cm">
            <text:p><text:span text:style-name="T26">②</text:span></text:p>
          </draw:text-box>
        </draw:frame>
        <draw:frame draw:style-name="gr160" draw:text-style-name="P71" draw:layer="layout" svg:width="0.997cm" svg:height="0.992cm" svg:x="15.203cm" svg:y="13.4cm">
          <draw:text-box>
            <text:p><text:span text:style-name="T26">⑦</text:span></text:p>
          </draw:text-box>
        </draw:frame>
        <draw:frame draw:style-name="gr9" draw:text-style-name="P72" draw:layer="layout" svg:width="0.997cm" svg:height="0.992cm" svg:x="11cm" svg:y="5.2cm">
          <draw:text-box>
            <text:p><text:span text:style-name="T27">④</text:span></text:p>
          </draw:text-box>
        </draw:frame>
        <draw:frame draw:style-name="gr9" draw:text-style-name="P10" draw:layer="layout" svg:width="0.997cm" svg:height="0.992cm" svg:x="7.4cm" svg:y="13.312cm">
          <draw:text-box>
            <text:p><text:span text:style-name="T4">⑤</text:span></text:p>
          </draw:text-box>
        </draw:frame>
        <draw:frame draw:style-name="gr160" draw:text-style-name="P10" draw:layer="layout" svg:width="0.993cm" svg:height="0.992cm" svg:x="12.9cm" svg:y="16.3cm">
          <draw:text-box>
            <text:p><text:span text:style-name="T4">⑥</text:span></text:p>
          </draw:text-box>
        </draw:frame>
        <draw:frame draw:style-name="gr161" draw:text-style-name="P4" draw:layer="layout" svg:width="1.525cm" svg:height="0.882cm" svg:x="6.6cm" svg:y="6.918cm">
          <draw:text-box>
            <text:p><text:span text:style-name="T1">load</text:span></text:p>
          </draw:text-box>
        </draw:frame>
        <draw:frame draw:style-name="gr160" draw:text-style-name="P71" draw:layer="layout" svg:width="0.997cm" svg:height="0.992cm" svg:x="3.903cm" svg:y="6.903cm">
          <draw:text-box>
            <text:p><text:span text:style-name="T26">③</text:span></text:p>
          </draw:text-box>
        </draw:frame>
      </draw:page>
      <draw:page draw:name="page17" draw:style-name="dp1" draw:master-page-name="標準">
        <draw:frame draw:style-name="gr159" draw:text-style-name="P10" draw:layer="layout" svg:width="1.1cm" svg:height="1cm" svg:x="10.7cm" svg:y="11.674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7.5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62" draw:text-style-name="P41" draw:layer="layout" svg:x1="5.5cm" svg:y1="8.674cm" svg:x2="13.5cm" svg:y2="8.674cm">
          <text:p/>
        </draw:line>
        <draw:line draw:style-name="gr162" draw:text-style-name="P41" draw:layer="layout" svg:x1="7.5cm" svg:y1="6.774cm" svg:x2="7.5cm" svg:y2="12.574cm">
          <text:p/>
        </draw:line>
        <draw:line draw:style-name="gr163" draw:text-style-name="P41" draw:layer="layout" svg:x1="11.6cm" svg:y1="6.774cm" svg:x2="11.6cm" svg:y2="12.474cm">
          <text:p/>
        </draw:line>
        <draw:frame draw:style-name="gr1" draw:text-style-name="P1" draw:layer="layout" svg:width="4.063cm" svg:height="2.708cm" svg:x="21.137cm" svg:y="8.766cm">
          <draw:image xlink:href="Pictures/10000000000001E0000001404264F4781057CE59.png" xlink:type="simple" xlink:show="embed" xlink:actuate="onLoad" draw:mime-type="image/png">
            <text:p/>
          </draw:image>
        </draw:frame>
        <draw:frame draw:style-name="gr54" draw:text-style-name="P10" draw:layer="layout" svg:width="1.895cm" svg:height="0.882cm" svg:x="5.622cm" svg:y="7.7cm">
          <draw:text-box>
            <text:p><text:span text:style-name="T4">(0, 0)</text:span></text:p>
          </draw:text-box>
        </draw:frame>
        <draw:frame draw:style-name="gr54" draw:text-style-name="P10" draw:layer="layout" svg:width="1.895cm" svg:height="0.882cm" svg:x="9.9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773cm" svg:height="0.882cm" svg:x="13.527cm" svg:y="8.2cm">
          <draw:text-box>
            <text:p><text:span text:style-name="T4">x</text:span></text:p>
          </draw:text-box>
        </draw:frame>
        <draw:frame draw:style-name="gr108" draw:text-style-name="P10" draw:layer="layout" svg:width="0.773cm" svg:height="0.882cm" svg:x="6.627cm" svg:y="11.7cm">
          <draw:text-box>
            <text:p><text:span text:style-name="T4">y</text:span></text:p>
          </draw:text-box>
        </draw:frame>
        <draw:frame draw:style-name="gr164" draw:text-style-name="P10" draw:layer="layout" svg:width="1.5cm" svg:height="0.9cm" svg:x="8.8cm" svg:y="6.4cm">
          <draw:text-box>
            <text:p><text:span text:style-name="T4">+w</text:span></text:p>
          </draw:text-box>
        </draw:frame>
        <draw:line draw:style-name="gr156" draw:text-style-name="P41" draw:layer="layout" svg:x1="-4.4cm" svg:y1="12.6cm" svg:x2="0.7cm" svg:y2="12.6cm">
          <text:p/>
        </draw:line>
        <draw:line draw:style-name="gr156" draw:text-style-name="P41" draw:layer="layout" svg:x1="-1cm" svg:y1="13.9cm" svg:x2="-1cm" svg:y2="15.6cm">
          <text:p/>
        </draw:line>
        <draw:frame draw:style-name="gr108" draw:text-style-name="P10" draw:layer="layout" svg:width="1.1cm" svg:height="0.882cm" svg:x="20.2cm" svg:y="11.726cm">
          <draw:text-box>
            <text:p><text:span text:style-name="T4">y</text:span></text:p>
          </draw:text-box>
        </draw:frame>
        <draw:frame draw:style-name="gr1" draw:text-style-name="P1" draw:layer="layout" svg:width="4.063cm" svg:height="2.708cm" svg:x="16.937cm" svg:y="8.766cm">
          <draw:image xlink:href="Pictures/10000000000001E000000140283C242B02591A89.png" xlink:type="simple" xlink:show="embed" xlink:actuate="onLoad" draw:mime-type="image/png">
            <text:p/>
          </draw:image>
        </draw:frame>
        <draw:line draw:style-name="gr165" draw:text-style-name="P41" draw:layer="layout" svg:x1="16.1cm" svg:y1="8.7cm" svg:x2="26cm" svg:y2="8.674cm">
          <text:p/>
        </draw:line>
        <draw:line draw:style-name="gr163" draw:text-style-name="P41" draw:layer="layout" svg:x1="21cm" svg:y1="6.774cm" svg:x2="21cm" svg:y2="12.474cm">
          <text:p/>
        </draw:line>
        <draw:frame draw:style-name="gr54" draw:text-style-name="P10" draw:layer="layout" svg:width="1.895cm" svg:height="0.882cm" svg:x="19.2cm" svg:y="7.674cm">
          <draw:text-box>
            <text:p><text:span text:style-name="T4">(0, 0)</text:span></text:p>
          </draw:text-box>
        </draw:frame>
        <draw:frame draw:style-name="gr108" draw:text-style-name="P10" draw:layer="layout" svg:width="0.973cm" svg:height="0.882cm" svg:x="25.927cm" svg:y="8.2cm">
          <draw:text-box>
            <text:p><text:span text:style-name="T4">x’</text:span></text:p>
          </draw:text-box>
        </draw:frame>
        <draw:line draw:style-name="gr166" draw:text-style-name="P41" draw:layer="layout" svg:x1="7.7cm" svg:y1="7.4cm" svg:x2="11.4cm" svg:y2="7.4cm">
          <text:p/>
        </draw:line>
        <draw:line draw:style-name="gr167" draw:text-style-name="P41" draw:layer="layout" svg:x1="19.2cm" svg:y1="12.9cm" svg:x2="22.9cm" svg:y2="12.9cm">
          <text:p/>
        </draw:line>
        <draw:line draw:style-name="gr168" draw:text-style-name="P41" draw:layer="layout" svg:x1="19.2cm" svg:y1="10.1cm" svg:x2="19.2cm" svg:y2="12.9cm">
          <text:p/>
        </draw:line>
        <draw:line draw:style-name="gr169" draw:text-style-name="P41" draw:layer="layout" svg:x1="22.9cm" svg:y1="10.1cm" svg:x2="22.9cm" svg:y2="12.9cm">
          <text:p/>
        </draw:line>
        <draw:frame draw:style-name="gr56" draw:text-style-name="P10" draw:layer="layout" svg:width="1.831cm" svg:height="0.882cm" svg:x="17.2cm" svg:y="11.6cm">
          <draw:text-box>
            <text:p><text:span text:style-name="T4">(x, y)</text:span></text:p>
          </draw:text-box>
        </draw:frame>
        <draw:frame draw:style-name="gr170" draw:text-style-name="P10" draw:layer="layout" svg:width="2.2cm" svg:height="0.974cm" svg:x="23cm" svg:y="11.526cm">
          <draw:text-box>
            <text:p><text:span text:style-name="T4">(-x, y)</text:span></text:p>
          </draw:text-box>
        </draw:frame>
        <draw:frame draw:style-name="gr8" draw:text-style-name="P4" draw:layer="layout" svg:width="1.294cm" svg:height="0.882cm" svg:x="0.72cm" svg:y="0.5cm">
          <draw:text-box>
            <text:p><text:span text:style-name="T1">1.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iryo UI" svg:font-family="'Meiryo UI'" style:font-adornments="標準" style:font-family-generic="modern" style:font-pitch="variable"/>
    <style:font-face style:name="Meiryo UI1" svg:font-family="'Meiryo UI'" style:font-adornments="標準" style:font-pitch="variable"/>
    <style:font-face style:name="Meiryo UI2" svg:font-family="'Meiryo UI'" style:font-adornments="標準" style:font-family-generic="roman" style:font-pitch="variable"/>
    <style:font-face style:name="Meiryo UI3" svg:font-family="'Meiryo UI'" style:font-family-generic="roman" style:font-pitch="variable"/>
    <style:font-face style:name="Meiryo UI4" svg:font-family="'Meiryo U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adornments="標準"/>
    <style:font-face style:name="Segoe UI1" svg:font-family="'Segoe UI'" style:font-adornments="標準" style:font-pitch="variable"/>
    <style:font-face style:name="Segoe UI2" svg:font-family="'Segoe UI'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メイリオ" svg:font-family="メイリオ" style:font-family-generic="modern" style:font-pitch="variable"/>
    <style:font-face style:name="メイリオ1" svg:font-family="メイリオ" style:font-adornments="標準" style:font-family-generic="modern" style:font-pitch="variable"/>
    <style:font-face style:name="メイリオ2" svg:font-family="メイリオ" style:font-adornments="標準" style:font-pitch="variable"/>
    <style:font-face style:name="メイリオ3" svg:font-family="メイリオ"/>
    <style:font-face style:name="メイリオ4" svg:font-family="メイリオ" style:font-adornments="標準"/>
    <style:font-face style:name="メイリオ5" svg:font-family="メイリオ" style:font-family-generic="system" style:font-pitch="variable"/>
    <style:font-face style:name="メイリオ6" svg:font-family="メイリオ" style:font-adornments="標準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decorative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Dashed_20_Horizontal" draw:display-name="Dashed Horizontal" xlink:href="Pictures/100000000000000800000008CE7A1D3C1327BABD.png" xlink:type="simple" xlink:show="embed" xlink:actuate="onLoad"/>
    <draw:fill-image draw:name="Zig_20_Zag" draw:display-name="Zig Zag" xlink:href="Pictures/10000000000000080000000838BBC215E675B78E.png" xlink:type="simple" xlink:show="embed" xlink:actuate="onLoad"/>
    <draw:fill-image draw:name="msFillBitmap_20_2" draw:display-name="msFillBitmap 2" xlink:href="Pictures/100000010000005D0000004CB16CE2AD4D68553D.png" xlink:type="simple" xlink:show="embed" xlink:actuate="onLoad"/>
    <draw:marker draw:name="Arrow" svg:viewBox="0 0 20 30" svg:d="M10 0l-10 30h20z"/>
    <draw:marker draw:name="msArrowOpenEnd_20_8_20_123" draw:display-name="msArrowOpenEnd 8 123" svg:viewBox="0 0 550 350" svg:d="M275 0l275 302-76 48-149-175v175h-101v-175l-149 175-75-48z"/>
    <draw:marker draw:name="線の終点_20_1" draw:display-name="線の終点 1" svg:viewBox="0 0 20 13" svg:d="M0 13l10-13 10 13z"/>
    <draw:marker draw:name="線の終点_20_10" draw:display-name="線の終点 10" svg:viewBox="0 0 20 13" svg:d="M0 13l10-13 10 13z"/>
    <draw:marker draw:name="線の終点_20_11" draw:display-name="線の終点 11" svg:viewBox="0 0 20 13" svg:d="M0 13l10-13 10 13z"/>
    <draw:marker draw:name="線の終点_20_12" draw:display-name="線の終点 12" svg:viewBox="0 0 20 13" svg:d="M0 13l10-13 10 13z"/>
    <draw:marker draw:name="線の終点_20_13" draw:display-name="線の終点 13" svg:viewBox="0 0 20 13" svg:d="M0 13l10-13 10 13z"/>
    <draw:marker draw:name="線の終点_20_14" draw:display-name="線の終点 14" svg:viewBox="0 0 20 13" svg:d="M0 13l10-13 10 13z"/>
    <draw:marker draw:name="線の終点_20_4" draw:display-name="線の終点 4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13" svg:d="M0 13l10-13 10 13z"/>
    <draw:marker draw:name="線の終点_20_8" draw:display-name="線の終点 8" svg:viewBox="0 0 20 13" svg:d="M0 13l10-13 10 13z"/>
    <draw:marker draw:name="線の終点_20_9" draw:display-name="線の終点 9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square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cm" fo:min-width="4.034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eiryo UI" fo:font-family="'Meiryo UI'" style:font-style-name="標準" style:font-family-generic="modern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メイリオ1" style:font-family-asian="メイリオ" style:font-style-name-asian="標準" style:font-family-generic-asian="modern" style:font-pitch-asian="variable" style:font-size-asian="14pt" style:language-asian="ja" style:country-asian="JP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shadow-color="#000000"/>
      <style:text-properties style:font-name="Meiryo UI" fo:font-family="'Meiryo UI'" style:font-style-name="標準" style:font-family-generic="modern" style:font-pitch="variable" fo:font-size="14pt" style:font-name-asian="メイリオ1" style:font-family-asian="メイリオ" style:font-style-name-asian="標準" style:font-family-generic-asian="modern" style:font-pitch-asian="variable" style:font-size-asian="14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30T18:12:49.551000000</dc:date>
    <meta:editing-duration>P2DT6H51M20S</meta:editing-duration>
    <meta:editing-cycles>31</meta:editing-cycles>
    <meta:generator>LibreOffice/7.2.7.2$Windows_X86_64 LibreOffice_project/8d71d29d553c0f7dcbfa38fbfda25ee34cce99a2</meta:generator>
    <meta:document-statistic meta:object-count="523"/>
  </office:meta>
</office:document-meta>
</file>